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89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17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1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0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27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28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3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style:vertical-align="middle"/>
    </style:style>
    <style:style style:name="ce13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3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2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8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8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03">
            <text:p>年月別</text:p>
          </table:table-cell>
          <table:table-cell office:value-type="string" table:number-columns-spanned="1" table:number-rows-spanned="4" table:style-name="ce204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0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7">
            <text:p>合計</text:p>
          </table:table-cell>
          <table:table-cell office:value-type="string" table:number-columns-spanned="1" table:number-rows-spanned="3" table:style-name="ce197">
            <text:p>婚生</text:p>
          </table:table-cell>
          <table:table-cell office:value-type="string" table:number-columns-spanned="1" table:number-rows-spanned="3" table:style-name="ce196">
            <text:p>非婚生</text:p>
          </table:table-cell>
          <table:table-cell office:value-type="string" table:number-columns-spanned="1" table:number-rows-spanned="3" table:style-name="ce197">
            <text:p>無依兒童</text:p>
          </table:table-cell>
          <table:table-cell office:value-type="string" table:number-columns-spanned="1" table:number-rows-spanned="3" table:style-name="ce197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office:value-type="string" table:number-columns-spanned="1" table:number-rows-spanned="3" table:style-name="ce197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1">
            <text:p>13,904<text:s/></text:p>
          </table:table-cell>
          <table:covered-table-cell/>
          <table:table-cell office:value-type="string" table:number-columns-spanned="1" table:number-rows-spanned="3" table:style-name="ce202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193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194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193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193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193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2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057" table:style-name="ce89">
            <text:p><text:s text:c="3"/>16,057</text:p>
          </table:table-cell>
          <table:table-cell office:value-type="float" office:value="15412" table:style-name="ce89">
            <text:p><text:s text:c="3"/>15,412</text:p>
          </table:table-cell>
          <table:table-cell office:value-type="float" office:value="642" table:style-name="ce89">
            <text:p><text:s text:c="3"/>64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5049" table:style-name="ce89">
            <text:p><text:s text:c="3"/>15,049</text:p>
          </table:table-cell>
          <table:table-cell office:value-type="float" office:value="406" table:style-name="ce89">
            <text:p><text:s text:c="3"/>406</text:p>
          </table:table-cell>
          <table:table-cell office:value-type="float" office:value="602" table:style-name="ce89">
            <text:p><text:s text:c="3"/>602</text:p>
          </table:table-cell>
          <table:table-cell office:value-type="float" office:value="15814" table:style-name="ce89">
            <text:p><text:s text:c="3"/>15,814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175" table:style-name="ce90">
            <text:p><text:s text:c="3"/>17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1月</text:p>
          </table:table-cell>
          <table:table-cell office:value-type="string" table:style-name="ce91">
            <text:p>男</text:p>
          </table:table-cell>
          <table:table-cell office:value-type="float" office:value="8240" table:style-name="ce92">
            <text:p><text:s text:c="3"/>8,240</text:p>
          </table:table-cell>
          <table:table-cell office:value-type="float" office:value="7904" table:style-name="ce92">
            <text:p><text:s text:c="3"/>7,904</text:p>
          </table:table-cell>
          <table:table-cell office:value-type="float" office:value="335" table:style-name="ce92">
            <text:p><text:s text:c="3"/>33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745" table:style-name="ce92">
            <text:p><text:s text:c="3"/>7,745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8116" table:style-name="ce92">
            <text:p><text:s text:c="3"/>8,116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84" table:style-name="ce93">
            <text:p><text:s text:c="3"/>84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817" table:style-name="ce92">
            <text:p><text:s text:c="3"/>7,817</text:p>
          </table:table-cell>
          <table:table-cell office:value-type="float" office:value="7508" table:style-name="ce92">
            <text:p><text:s text:c="3"/>7,508</text:p>
          </table:table-cell>
          <table:table-cell office:value-type="float" office:value="307" table:style-name="ce92">
            <text:p><text:s text:c="3"/>30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7304" table:style-name="ce92">
            <text:p><text:s text:c="3"/>7,304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7698" table:style-name="ce92">
            <text:p><text:s text:c="3"/>7,698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91" table:style-name="ce93">
            <text:p><text:s text:c="3"/>9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49" table:style-name="ce89">
            <text:p><text:s text:c="3"/>15,149</text:p>
          </table:table-cell>
          <table:table-cell office:value-type="float" office:value="14537" table:style-name="ce89">
            <text:p><text:s text:c="3"/>14,537</text:p>
          </table:table-cell>
          <table:table-cell office:value-type="float" office:value="612" table:style-name="ce89">
            <text:p><text:s text:c="3"/>612</text:p>
          </table:table-cell>
          <table:table-cell office:value-type="float" office:value="0" table:style-name="ce89">
            <text:p>—</text:p>
          </table:table-cell>
          <table:table-cell office:value-type="float" office:value="14253" table:style-name="ce89">
            <text:p><text:s text:c="3"/>14,253</text:p>
          </table:table-cell>
          <table:table-cell office:value-type="float" office:value="413" table:style-name="ce89">
            <text:p><text:s text:c="3"/>413</text:p>
          </table:table-cell>
          <table:table-cell office:value-type="float" office:value="483" table:style-name="ce89">
            <text:p><text:s text:c="3"/>483</text:p>
          </table:table-cell>
          <table:table-cell office:value-type="float" office:value="14904" table:style-name="ce89">
            <text:p><text:s text:c="3"/>14,90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65" table:style-name="ce90">
            <text:p><text:s text:c="3"/>16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2月</text:p>
          </table:table-cell>
          <table:table-cell office:value-type="string" table:style-name="ce91">
            <text:p>男</text:p>
          </table:table-cell>
          <table:table-cell office:value-type="float" office:value="7799" table:style-name="ce92">
            <text:p><text:s text:c="3"/>7,799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0" table:style-name="ce92">
            <text:p>—</text:p>
          </table:table-cell>
          <table:table-cell office:value-type="float" office:value="7371" table:style-name="ce92">
            <text:p><text:s text:c="3"/>7,371</text:p>
          </table:table-cell>
          <table:table-cell office:value-type="float" office:value="192" table:style-name="ce92">
            <text:p><text:s text:c="3"/>192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7669" table:style-name="ce92">
            <text:p><text:s text:c="3"/>7,669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350" table:style-name="ce92">
            <text:p><text:s text:c="3"/>7,350</text:p>
          </table:table-cell>
          <table:table-cell office:value-type="float" office:value="7058" table:style-name="ce92">
            <text:p><text:s text:c="3"/>7,058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0" table:style-name="ce92">
            <text:p>—</text:p>
          </table:table-cell>
          <table:table-cell office:value-type="float" office:value="6882" table:style-name="ce92">
            <text:p><text:s text:c="3"/>6,882</text:p>
          </table:table-cell>
          <table:table-cell office:value-type="float" office:value="221" table:style-name="ce92">
            <text:p><text:s text:c="3"/>221</text:p>
          </table:table-cell>
          <table:table-cell office:value-type="float" office:value="247" table:style-name="ce92">
            <text:p><text:s text:c="3"/>247</text:p>
          </table:table-cell>
          <table:table-cell office:value-type="float" office:value="7235" table:style-name="ce92">
            <text:p><text:s text:c="3"/>7,235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78" table:style-name="ce93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8年</text:p>
            <text:p>截至11月止</text:p>
          </table:table-cell>
          <table:table-cell office:value-type="string" table:style-name="ce81">
            <text:p>計</text:p>
          </table:table-cell>
          <table:table-cell office:value-type="float" office:value="160851" table:style-name="ce82">
            <text:p><text:s text:c="3"/>160,851</text:p>
          </table:table-cell>
          <table:table-cell office:value-type="float" office:value="154556" table:style-name="ce82">
            <text:p><text:s text:c="3"/>154,556</text:p>
          </table:table-cell>
          <table:table-cell office:value-type="float" office:value="6292" table:style-name="ce82">
            <text:p><text:s text:c="3"/>6,292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50549" table:style-name="ce82">
            <text:p><text:s text:c="3"/>150,549</text:p>
          </table:table-cell>
          <table:table-cell office:value-type="float" office:value="4119" table:style-name="ce82">
            <text:p><text:s text:c="3"/>4,119</text:p>
          </table:table-cell>
          <table:table-cell office:value-type="float" office:value="6183" table:style-name="ce82">
            <text:p><text:s text:c="3"/>6,183</text:p>
          </table:table-cell>
          <table:table-cell office:value-type="float" office:value="158258" table:style-name="ce82">
            <text:p><text:s text:c="3"/>158,258</text:p>
          </table:table-cell>
          <table:table-cell office:value-type="float" office:value="809" table:style-name="ce94">
            <text:p><text:s text:c="3"/>809</text:p>
          </table:table-cell>
          <table:table-cell office:value-type="float" office:value="1784" table:style-name="ce83">
            <text:p><text:s text:c="3"/>1,78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83473" table:style-name="ce86">
            <text:p><text:s text:c="3"/>83,473</text:p>
          </table:table-cell>
          <table:table-cell office:value-type="float" office:value="80183" table:style-name="ce95">
            <text:p><text:s text:c="3"/>80,183</text:p>
          </table:table-cell>
          <table:table-cell office:value-type="float" office:value="3290" table:style-name="ce95">
            <text:p><text:s text:c="3"/>3,290</text:p>
          </table:table-cell>
          <table:table-cell office:value-type="float" office:value="0" table:style-name="ce95">
            <text:p>—</text:p>
          </table:table-cell>
          <table:table-cell office:value-type="float" office:value="78155" table:style-name="ce86">
            <text:p><text:s text:c="3"/>78,155</text:p>
          </table:table-cell>
          <table:table-cell office:value-type="float" office:value="2124" table:style-name="ce95">
            <text:p><text:s text:c="3"/>2,124</text:p>
          </table:table-cell>
          <table:table-cell office:value-type="float" office:value="3194" table:style-name="ce95">
            <text:p><text:s text:c="3"/>3,194</text:p>
          </table:table-cell>
          <table:table-cell office:value-type="float" office:value="82115" table:style-name="ce86">
            <text:p><text:s text:c="3"/>82,115</text:p>
          </table:table-cell>
          <table:table-cell office:value-type="float" office:value="436" table:style-name="ce95">
            <text:p><text:s text:c="3"/>436</text:p>
          </table:table-cell>
          <table:table-cell office:value-type="float" office:value="922" table:style-name="ce96">
            <text:p><text:s text:c="3"/>92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77378" table:style-name="ce86">
            <text:p><text:s text:c="3"/>77,378</text:p>
          </table:table-cell>
          <table:table-cell office:value-type="float" office:value="74373" table:style-name="ce98">
            <text:p><text:s text:c="3"/>74,373</text:p>
          </table:table-cell>
          <table:table-cell office:value-type="float" office:value="3002" table:style-name="ce98">
            <text:p><text:s text:c="3"/>3,00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72394" table:style-name="ce86">
            <text:p><text:s text:c="3"/>72,394</text:p>
          </table:table-cell>
          <table:table-cell office:value-type="float" office:value="1995" table:style-name="ce98">
            <text:p><text:s text:c="3"/>1,995</text:p>
          </table:table-cell>
          <table:table-cell office:value-type="float" office:value="2989" table:style-name="ce98">
            <text:p><text:s text:c="3"/>2,989</text:p>
          </table:table-cell>
          <table:table-cell office:value-type="float" office:value="76143" table:style-name="ce86">
            <text:p><text:s text:c="3"/>76,143</text:p>
          </table:table-cell>
          <table:table-cell office:value-type="float" office:value="373" table:style-name="ce99">
            <text:p><text:s text:c="3"/>373</text:p>
          </table:table-cell>
          <table:table-cell office:value-type="float" office:value="862" table:style-name="ce100">
            <text:p><text:s text:c="3"/>862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7139" table:style-name="ce89">
            <text:p><text:s text:c="3"/>17,139</text:p>
          </table:table-cell>
          <table:table-cell office:value-type="float" office:value="16459" table:style-name="ce92">
            <text:p><text:s text:c="3"/>16,459</text:p>
          </table:table-cell>
          <table:table-cell office:value-type="float" office:value="680" table:style-name="ce89">
            <text:p><text:s text:c="3"/>680</text:p>
          </table:table-cell>
          <table:table-cell office:value-type="float" office:value="0" table:style-name="ce89">
            <text:p>—</text:p>
          </table:table-cell>
          <table:table-cell office:value-type="float" office:value="16024" table:style-name="ce89">
            <text:p><text:s text:c="3"/>16,024</text:p>
          </table:table-cell>
          <table:table-cell office:value-type="float" office:value="479" table:style-name="ce89">
            <text:p><text:s text:c="3"/>479</text:p>
          </table:table-cell>
          <table:table-cell office:value-type="float" office:value="636" table:style-name="ce89">
            <text:p><text:s text:c="3"/>636</text:p>
          </table:table-cell>
          <table:table-cell office:value-type="float" office:value="16875" table:style-name="ce89">
            <text:p><text:s text:c="3"/>16,875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91" table:style-name="ce90">
            <text:p><text:s text:c="3"/>191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月</text:p>
          </table:table-cell>
          <table:table-cell office:value-type="string" table:style-name="ce91">
            <text:p>男</text:p>
          </table:table-cell>
          <table:table-cell office:value-type="float" office:value="8762" table:style-name="ce92">
            <text:p><text:s text:c="3"/>8,762</text:p>
          </table:table-cell>
          <table:table-cell office:value-type="float" office:value="8419" table:style-name="ce92">
            <text:p><text:s text:c="3"/>8,419</text:p>
          </table:table-cell>
          <table:table-cell office:value-type="float" office:value="343" table:style-name="ce92">
            <text:p><text:s text:c="3"/>343</text:p>
          </table:table-cell>
          <table:table-cell office:value-type="float" office:value="0" table:style-name="ce92">
            <text:p>—</text:p>
          </table:table-cell>
          <table:table-cell office:value-type="float" office:value="8177" table:style-name="ce92">
            <text:p><text:s text:c="3"/>8,177</text:p>
          </table:table-cell>
          <table:table-cell office:value-type="float" office:value="254" table:style-name="ce92">
            <text:p><text:s text:c="3"/>254</text:p>
          </table:table-cell>
          <table:table-cell office:value-type="float" office:value="331" table:style-name="ce92">
            <text:p><text:s text:c="3"/>331</text:p>
          </table:table-cell>
          <table:table-cell office:value-type="float" office:value="8634" table:style-name="ce92">
            <text:p><text:s text:c="3"/>8,63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377" table:style-name="ce92">
            <text:p><text:s text:c="3"/>8,377</text:p>
          </table:table-cell>
          <table:table-cell office:value-type="float" office:value="8040" table:style-name="ce92">
            <text:p><text:s text:c="3"/>8,040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" table:style-name="ce92">
            <text:p>—</text:p>
          </table:table-cell>
          <table:table-cell office:value-type="float" office:value="7847" table:style-name="ce92">
            <text:p><text:s text:c="3"/>7,847</text:p>
          </table:table-cell>
          <table:table-cell office:value-type="float" office:value="225" table:style-name="ce92">
            <text:p><text:s text:c="3"/>225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8241" table:style-name="ce92">
            <text:p><text:s text:c="3"/>8,24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104" table:style-name="ce93">
            <text:p><text:s text:c="3"/>10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497" table:style-name="ce89">
            <text:p><text:s text:c="3"/>12,497</text:p>
          </table:table-cell>
          <table:table-cell office:value-type="float" office:value="11996" table:style-name="ce89">
            <text:p><text:s text:c="3"/>11,996</text:p>
          </table:table-cell>
          <table:table-cell office:value-type="float" office:value="501" table:style-name="ce89">
            <text:p><text:s text:c="3"/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<text:s text:c="3"/>11,684</text:p>
          </table:table-cell>
          <table:table-cell office:value-type="float" office:value="337" table:style-name="ce89">
            <text:p><text:s text:c="3"/>337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2318" table:style-name="ce89">
            <text:p><text:s text:c="3"/>12,318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120" table:style-name="ce90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2月</text:p>
          </table:table-cell>
          <table:table-cell office:value-type="string" table:style-name="ce91">
            <text:p>男</text:p>
          </table:table-cell>
          <table:table-cell office:value-type="float" office:value="6475" table:style-name="ce92">
            <text:p><text:s text:c="3"/>6,475</text:p>
          </table:table-cell>
          <table:table-cell office:value-type="float" office:value="6204" table:style-name="ce92">
            <text:p><text:s text:c="3"/>6,204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0" table:style-name="ce92">
            <text:p>—</text:p>
          </table:table-cell>
          <table:table-cell office:value-type="float" office:value="6045" table:style-name="ce92">
            <text:p><text:s text:c="3"/>6,045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022" table:style-name="ce92">
            <text:p><text:s text:c="3"/>6,022</text:p>
          </table:table-cell>
          <table:table-cell office:value-type="float" office:value="5792" table:style-name="ce92">
            <text:p><text:s text:c="3"/>5,792</text:p>
          </table:table-cell>
          <table:table-cell office:value-type="float" office:value="230" table:style-name="ce92">
            <text:p><text:s text:c="3"/>230</text:p>
          </table:table-cell>
          <table:table-cell office:value-type="float" office:value="0" table:style-name="ce92">
            <text:p>—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5944" table:style-name="ce92">
            <text:p><text:s text:c="3"/>5,94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50" table:style-name="ce93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67" table:style-name="ce89">
            <text:p><text:s text:c="3"/>14,567</text:p>
          </table:table-cell>
          <table:table-cell office:value-type="float" office:value="14008" table:style-name="ce89">
            <text:p><text:s text:c="3"/>14,008</text:p>
          </table:table-cell>
          <table:table-cell office:value-type="float" office:value="558" table:style-name="ce89">
            <text:p><text:s text:c="3"/>55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623" table:style-name="ce89">
            <text:p><text:s text:c="3"/>13,623</text:p>
          </table:table-cell>
          <table:table-cell office:value-type="float" office:value="390" table:style-name="ce89">
            <text:p><text:s text:c="3"/>390</text:p>
          </table:table-cell>
          <table:table-cell office:value-type="float" office:value="554" table:style-name="ce89">
            <text:p><text:s text:c="3"/>554</text:p>
          </table:table-cell>
          <table:table-cell office:value-type="float" office:value="14344" table:style-name="ce89">
            <text:p><text:s text:c="3"/>14,344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3月</text:p>
          </table:table-cell>
          <table:table-cell office:value-type="string" table:style-name="ce91">
            <text:p>男</text:p>
          </table:table-cell>
          <table:table-cell office:value-type="float" office:value="7632" table:style-name="ce92">
            <text:p><text:s text:c="3"/>7,632</text:p>
          </table:table-cell>
          <table:table-cell office:value-type="float" office:value="7315" table:style-name="ce92">
            <text:p><text:s text:c="3"/>7,315</text:p>
          </table:table-cell>
          <table:table-cell office:value-type="float" office:value="317" table:style-name="ce92">
            <text:p><text:s text:c="3"/>317</text:p>
          </table:table-cell>
          <table:table-cell office:value-type="float" office:value="0" table:style-name="ce92">
            <text:p>—</text:p>
          </table:table-cell>
          <table:table-cell office:value-type="float" office:value="7137" table:style-name="ce92">
            <text:p><text:s text:c="3"/>7,137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7521" table:style-name="ce92">
            <text:p><text:s text:c="3"/>7,521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35" table:style-name="ce92">
            <text:p><text:s text:c="3"/>6,935</text:p>
          </table:table-cell>
          <table:table-cell office:value-type="float" office:value="6693" table:style-name="ce92">
            <text:p><text:s text:c="3"/>6,693</text:p>
          </table:table-cell>
          <table:table-cell office:value-type="float" office:value="241" table:style-name="ce92">
            <text:p><text:s text:c="3"/>24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86" table:style-name="ce92">
            <text:p><text:s text:c="3"/>6,48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6823" table:style-name="ce92">
            <text:p><text:s text:c="3"/>6,823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9" table:style-name="ce93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285" table:style-name="ce89">
            <text:p><text:s text:c="3"/>14,285</text:p>
          </table:table-cell>
          <table:table-cell office:value-type="float" office:value="13739" table:style-name="ce89">
            <text:p><text:s text:c="3"/>13,739</text:p>
          </table:table-cell>
          <table:table-cell office:value-type="float" office:value="545" table:style-name="ce89">
            <text:p><text:s text:c="3"/>54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444" table:style-name="ce89">
            <text:p><text:s text:c="3"/>13,444</text:p>
          </table:table-cell>
          <table:table-cell office:value-type="float" office:value="330" table:style-name="ce89">
            <text:p><text:s text:c="3"/>330</text:p>
          </table:table-cell>
          <table:table-cell office:value-type="float" office:value="511" table:style-name="ce89">
            <text:p><text:s text:c="3"/>511</text:p>
          </table:table-cell>
          <table:table-cell office:value-type="float" office:value="14067" table:style-name="ce89">
            <text:p><text:s text:c="3"/>14,067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4月</text:p>
          </table:table-cell>
          <table:table-cell office:value-type="string" table:style-name="ce91">
            <text:p>男</text:p>
          </table:table-cell>
          <table:table-cell office:value-type="float" office:value="7435" table:style-name="ce92">
            <text:p><text:s text:c="3"/>7,435</text:p>
          </table:table-cell>
          <table:table-cell office:value-type="float" office:value="7148" table:style-name="ce92">
            <text:p><text:s text:c="3"/>7,148</text:p>
          </table:table-cell>
          <table:table-cell office:value-type="float" office:value="287" table:style-name="ce92">
            <text:p><text:s text:c="3"/>287</text:p>
          </table:table-cell>
          <table:table-cell office:value-type="float" office:value="0" table:style-name="ce92">
            <text:p>—</text:p>
          </table:table-cell>
          <table:table-cell office:value-type="float" office:value="6999" table:style-name="ce92">
            <text:p><text:s text:c="3"/>6,999</text:p>
          </table:table-cell>
          <table:table-cell office:value-type="float" office:value="169" table:style-name="ce92">
            <text:p><text:s text:c="3"/>169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319" table:style-name="ce92">
            <text:p><text:s text:c="3"/>7,31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2" table:style-name="ce93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1"/>
          <table:table-cell office:value-type="string" table:style-name="ce91">
            <text:p>女</text:p>
          </table:table-cell>
          <table:table-cell office:value-type="float" office:value="6850" table:style-name="ce92">
            <text:p><text:s text:c="3"/>6,850</text:p>
          </table:table-cell>
          <table:table-cell office:value-type="float" office:value="6591" table:style-name="ce92">
            <text:p><text:s text:c="3"/>6,591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45" table:style-name="ce92">
            <text:p><text:s text:c="3"/>6,445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6748" table:style-name="ce92">
            <text:p><text:s text:c="3"/>6,748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87" table:style-name="ce89">
            <text:p><text:s text:c="3"/>14,587</text:p>
          </table:table-cell>
          <table:table-cell office:value-type="float" office:value="14037" table:style-name="ce89">
            <text:p><text:s text:c="3"/>14,037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<text:s text:c="3"/>13,645</text:p>
          </table:table-cell>
          <table:table-cell office:value-type="float" office:value="398" table:style-name="ce89">
            <text:p><text:s text:c="3"/>398</text:p>
          </table:table-cell>
          <table:table-cell office:value-type="float" office:value="544" table:style-name="ce89">
            <text:p><text:s text:c="3"/>544</text:p>
          </table:table-cell>
          <table:table-cell office:value-type="float" office:value="14362" table:style-name="ce89">
            <text:p><text:s text:c="3"/>14,362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154" table:style-name="ce90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5月</text:p>
          </table:table-cell>
          <table:table-cell office:value-type="string" table:style-name="ce91">
            <text:p>男</text:p>
          </table:table-cell>
          <table:table-cell office:value-type="float" office:value="7504" table:style-name="ce92">
            <text:p><text:s text:c="3"/>7,504</text:p>
          </table:table-cell>
          <table:table-cell office:value-type="float" office:value="7224" table:style-name="ce92">
            <text:p><text:s text:c="3"/>7,224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0" table:style-name="ce92">
            <text:p>—</text:p>
          </table:table-cell>
          <table:table-cell office:value-type="float" office:value="7034" table:style-name="ce92">
            <text:p><text:s text:c="3"/>7,034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7392" table:style-name="ce92">
            <text:p><text:s text:c="3"/>7,392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083" table:style-name="ce92">
            <text:p><text:s text:c="3"/>7,083</text:p>
          </table:table-cell>
          <table:table-cell office:value-type="float" office:value="6813" table:style-name="ce92">
            <text:p><text:s text:c="3"/>6,813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0" table:style-name="ce92">
            <text:p>—</text:p>
          </table:table-cell>
          <table:table-cell office:value-type="float" office:value="6611" table:style-name="ce92">
            <text:p><text:s text:c="3"/>6,611</text:p>
          </table:table-cell>
          <table:table-cell office:value-type="float" office:value="198" table:style-name="ce92">
            <text:p><text:s text:c="3"/>198</text:p>
          </table:table-cell>
          <table:table-cell office:value-type="float" office:value="274" table:style-name="ce92">
            <text:p><text:s text:c="3"/>274</text:p>
          </table:table-cell>
          <table:table-cell office:value-type="float" office:value="6970" table:style-name="ce92">
            <text:p><text:s text:c="3"/>6,970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1" table:style-name="ce93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886" table:style-name="ce89">
            <text:p><text:s text:c="3"/>12,886</text:p>
          </table:table-cell>
          <table:table-cell office:value-type="float" office:value="12377" table:style-name="ce89">
            <text:p><text:s text:c="3"/>12,377</text:p>
          </table:table-cell>
          <table:table-cell office:value-type="float" office:value="509" table:style-name="ce89">
            <text:p><text:s text:c="3"/>509</text:p>
          </table:table-cell>
          <table:table-cell office:value-type="float" office:value="0" table:style-name="ce89">
            <text:p>—</text:p>
          </table:table-cell>
          <table:table-cell office:value-type="float" office:value="12082" table:style-name="ce89">
            <text:p><text:s text:c="3"/>12,082</text:p>
          </table:table-cell>
          <table:table-cell office:value-type="float" office:value="311" table:style-name="ce89">
            <text:p><text:s text:c="3"/>311</text:p>
          </table:table-cell>
          <table:table-cell office:value-type="float" office:value="493" table:style-name="ce89">
            <text:p><text:s text:c="3"/>493</text:p>
          </table:table-cell>
          <table:table-cell office:value-type="float" office:value="12688" table:style-name="ce89">
            <text:p><text:s text:c="3"/>12,688</text:p>
          </table:table-cell>
          <table:table-cell office:value-type="float" office:value="60" table:style-name="ce89">
            <text:p><text:s text:c="3"/>60</text:p>
          </table:table-cell>
          <table:table-cell office:value-type="float" office:value="138" table:style-name="ce90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6月</text:p>
          </table:table-cell>
          <table:table-cell office:value-type="string" table:style-name="ce91">
            <text:p>男</text:p>
          </table:table-cell>
          <table:table-cell office:value-type="float" office:value="6737" table:style-name="ce92">
            <text:p><text:s text:c="3"/>6,737</text:p>
          </table:table-cell>
          <table:table-cell office:value-type="float" office:value="6461" table:style-name="ce92">
            <text:p><text:s text:c="3"/>6,461</text:p>
          </table:table-cell>
          <table:table-cell office:value-type="float" office:value="276" table:style-name="ce92">
            <text:p><text:s text:c="3"/>276</text:p>
          </table:table-cell>
          <table:table-cell office:value-type="float" office:value="0" table:style-name="ce92">
            <text:p>—</text:p>
          </table:table-cell>
          <table:table-cell office:value-type="float" office:value="6310" table:style-name="ce92">
            <text:p><text:s text:c="3"/>6,310</text:p>
          </table:table-cell>
          <table:table-cell office:value-type="float" office:value="152" table:style-name="ce92">
            <text:p><text:s text:c="3"/>152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6636" table:style-name="ce92">
            <text:p><text:s text:c="3"/>6,63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149" table:style-name="ce92">
            <text:p><text:s text:c="3"/>6,149</text:p>
          </table:table-cell>
          <table:table-cell office:value-type="float" office:value="5916" table:style-name="ce92">
            <text:p><text:s text:c="3"/>5,916</text:p>
          </table:table-cell>
          <table:table-cell office:value-type="float" office:value="233" table:style-name="ce92">
            <text:p><text:s text:c="3"/>233</text:p>
          </table:table-cell>
          <table:table-cell office:value-type="float" office:value="0" table:style-name="ce92">
            <text:p>—</text:p>
          </table:table-cell>
          <table:table-cell office:value-type="float" office:value="5772" table:style-name="ce92">
            <text:p><text:s text:c="3"/>5,772</text:p>
          </table:table-cell>
          <table:table-cell office:value-type="float" office:value="159" table:style-name="ce92">
            <text:p><text:s text:c="3"/>159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6052" table:style-name="ce92">
            <text:p><text:s text:c="3"/>6,052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04" table:style-name="ce89">
            <text:p><text:s text:c="3"/>15,104</text:p>
          </table:table-cell>
          <table:table-cell office:value-type="float" office:value="14529" table:style-name="ce89">
            <text:p><text:s text:c="3"/>14,529</text:p>
          </table:table-cell>
          <table:table-cell office:value-type="float" office:value="575" table:style-name="ce89">
            <text:p><text:s text:c="3"/>575</text:p>
          </table:table-cell>
          <table:table-cell office:value-type="float" office:value="0" table:style-name="ce89">
            <text:p>—</text:p>
          </table:table-cell>
          <table:table-cell office:value-type="float" office:value="14127" table:style-name="ce89">
            <text:p><text:s text:c="3"/>14,127</text:p>
          </table:table-cell>
          <table:table-cell office:value-type="float" office:value="396" table:style-name="ce89">
            <text:p><text:s text:c="3"/>396</text:p>
          </table:table-cell>
          <table:table-cell office:value-type="float" office:value="581" table:style-name="ce89">
            <text:p><text:s text:c="3"/>581</text:p>
          </table:table-cell>
          <table:table-cell office:value-type="float" office:value="14852" table:style-name="ce89">
            <text:p><text:s text:c="3"/>14,852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72" table:style-name="ce90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7月</text:p>
          </table:table-cell>
          <table:table-cell office:value-type="string" table:style-name="ce91">
            <text:p>男</text:p>
          </table:table-cell>
          <table:table-cell office:value-type="float" office:value="7803" table:style-name="ce92">
            <text:p><text:s text:c="3"/>7,803</text:p>
          </table:table-cell>
          <table:table-cell office:value-type="float" office:value="7503" table:style-name="ce92">
            <text:p><text:s text:c="3"/>7,503</text:p>
          </table:table-cell>
          <table:table-cell office:value-type="float" office:value="300" table:style-name="ce92">
            <text:p><text:s text:c="3"/>300</text:p>
          </table:table-cell>
          <table:table-cell office:value-type="float" office:value="0" table:style-name="ce92">
            <text:p>—</text:p>
          </table:table-cell>
          <table:table-cell office:value-type="float" office:value="7306" table:style-name="ce92">
            <text:p><text:s text:c="3"/>7,306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7672" table:style-name="ce92">
            <text:p><text:s text:c="3"/>7,672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301" table:style-name="ce92">
            <text:p><text:s text:c="3"/>7,301</text:p>
          </table:table-cell>
          <table:table-cell office:value-type="float" office:value="7026" table:style-name="ce92">
            <text:p><text:s text:c="3"/>7,026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0" table:style-name="ce92">
            <text:p>—</text:p>
          </table:table-cell>
          <table:table-cell office:value-type="float" office:value="6821" table:style-name="ce92">
            <text:p><text:s text:c="3"/>6,821</text:p>
          </table:table-cell>
          <table:table-cell office:value-type="float" office:value="189" table:style-name="ce92">
            <text:p><text:s text:c="3"/>18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7180" table:style-name="ce92">
            <text:p><text:s text:c="3"/>7,180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330" table:style-name="ce89">
            <text:p><text:s text:c="3"/>14,330</text:p>
          </table:table-cell>
          <table:table-cell office:value-type="float" office:value="13756" table:style-name="ce89">
            <text:p><text:s text:c="3"/>13,756</text:p>
          </table:table-cell>
          <table:table-cell office:value-type="float" office:value="574" table:style-name="ce89">
            <text:p><text:s text:c="3"/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<text:s text:c="3"/>13,436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529" table:style-name="ce89">
            <text:p><text:s text:c="3"/>529</text:p>
          </table:table-cell>
          <table:table-cell office:value-type="float" office:value="14068" table:style-name="ce89">
            <text:p><text:s text:c="3"/>14,068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174" table:style-name="ce90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8月</text:p>
          </table:table-cell>
          <table:table-cell office:value-type="string" table:style-name="ce91">
            <text:p>男</text:p>
          </table:table-cell>
          <table:table-cell office:value-type="float" office:value="7427" table:style-name="ce92">
            <text:p><text:s text:c="3"/>7,427</text:p>
          </table:table-cell>
          <table:table-cell office:value-type="float" office:value="7142" table:style-name="ce92">
            <text:p><text:s text:c="3"/>7,142</text:p>
          </table:table-cell>
          <table:table-cell office:value-type="float" office:value="285" table:style-name="ce92">
            <text:p><text:s text:c="3"/>285</text:p>
          </table:table-cell>
          <table:table-cell office:value-type="float" office:value="0" table:style-name="ce92">
            <text:p>—</text:p>
          </table:table-cell>
          <table:table-cell office:value-type="float" office:value="7000" table:style-name="ce92">
            <text:p><text:s text:c="3"/>7,000</text:p>
          </table:table-cell>
          <table:table-cell office:value-type="float" office:value="178" table:style-name="ce92">
            <text:p><text:s text:c="3"/>178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7279" table:style-name="ce92">
            <text:p><text:s text:c="3"/>7,279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88">
            <text:p>計</text:p>
          </table:table-cell>
          <table:table-cell office:value-type="float" office:value="14533" table:style-name="ce92">
            <text:p><text:s text:c="3"/>14,533</text:p>
          </table:table-cell>
          <table:table-cell office:value-type="float" office:value="13954" table:style-name="ce92">
            <text:p><text:s text:c="3"/>13,954</text:p>
          </table:table-cell>
          <table:table-cell office:value-type="float" office:value="578" table:style-name="ce92">
            <text:p><text:s text:c="3"/>57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3607" table:style-name="ce92">
            <text:p><text:s text:c="3"/>13,607</text:p>
          </table:table-cell>
          <table:table-cell office:value-type="float" office:value="357" table:style-name="ce92">
            <text:p><text:s text:c="3"/>357</text:p>
          </table:table-cell>
          <table:table-cell office:value-type="float" office:value="569" table:style-name="ce92">
            <text:p><text:s text:c="3"/>569</text:p>
          </table:table-cell>
          <table:table-cell office:value-type="float" office:value="14271" table:style-name="ce92">
            <text:p><text:s text:c="3"/>14,27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194" table:style-name="ce93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1">
            <text:p>9月</text:p>
          </table:table-cell>
          <table:table-cell office:value-type="string" table:style-name="ce91">
            <text:p>男</text:p>
          </table:table-cell>
          <table:table-cell office:value-type="float" office:value="7515" table:style-name="ce92">
            <text:p><text:s text:c="3"/>7,515</text:p>
          </table:table-cell>
          <table:table-cell office:value-type="float" office:value="7232" table:style-name="ce92">
            <text:p><text:s text:c="3"/>7,232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0" table:style-name="ce92">
            <text:p>—</text:p>
          </table:table-cell>
          <table:table-cell office:value-type="float" office:value="7039" table:style-name="ce92">
            <text:p><text:s text:c="3"/>7,039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7385" table:style-name="ce92">
            <text:p><text:s text:c="3"/>7,385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100" table:style-name="ce93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2">
            <text:p><text:s text:c="3"/>7,018</text:p>
          </table:table-cell>
          <table:table-cell office:value-type="float" office:value="6722" table:style-name="ce92">
            <text:p><text:s text:c="3"/>6,722</text:p>
          </table:table-cell>
          <table:table-cell office:value-type="float" office:value="295" table:style-name="ce92">
            <text:p><text:s text:c="3"/>29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568" table:style-name="ce92">
            <text:p><text:s text:c="3"/>6,568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6886" table:style-name="ce92">
            <text:p><text:s text:c="3"/>6,88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94" table:style-name="ce93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1">
            <text:p>男</text:p>
          </table:table-cell>
          <table:table-cell office:value-type="float" office:value="8413" table:style-name="ce92">
            <text:p><text:s text:c="3"/>8,413</text:p>
          </table:table-cell>
          <table:table-cell office:value-type="float" office:value="8056" table:style-name="ce92">
            <text:p><text:s text:c="3"/>8,056</text:p>
          </table:table-cell>
          <table:table-cell office:value-type="float" office:value="357" table:style-name="ce92">
            <text:p><text:s text:c="3"/>357</text:p>
          </table:table-cell>
          <table:table-cell office:value-type="float" office:value="0" table:style-name="ce92">
            <text:p>—</text:p>
          </table:table-cell>
          <table:table-cell office:value-type="float" office:value="7867" table:style-name="ce92">
            <text:p><text:s text:c="3"/>7,867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346" table:style-name="ce92">
            <text:p><text:s text:c="3"/>346</text:p>
          </table:table-cell>
          <table:table-cell office:value-type="float" office:value="8270" table:style-name="ce92">
            <text:p><text:s text:c="3"/>8,270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687" table:style-name="ce89">
            <text:p><text:s text:c="3"/>14,687</text:p>
          </table:table-cell>
          <table:table-cell office:value-type="float" office:value="14128" table:style-name="ce89">
            <text:p><text:s text:c="3"/>14,128</text:p>
          </table:table-cell>
          <table:table-cell office:value-type="float" office:value="559" table:style-name="ce89">
            <text:p><text:s text:c="3"/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<text:s text:c="3"/>13,710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612" table:style-name="ce89">
            <text:p><text:s text:c="3"/>612</text:p>
          </table:table-cell>
          <table:table-cell office:value-type="float" office:value="14433" table:style-name="ce89">
            <text:p><text:s text:c="3"/>14,433</text:p>
          </table:table-cell>
          <table:table-cell office:value-type="float" office:value="78" table:style-name="ce89">
            <text:p><text:s text:c="3"/>78</text:p>
          </table:table-cell>
          <table:table-cell office:value-type="float" office:value="176" table:style-name="ce90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1">
            <text:p>男</text:p>
          </table:table-cell>
          <table:table-cell office:value-type="float" office:value="7770" table:style-name="ce92">
            <text:p><text:s text:c="3"/>7,770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0" table:style-name="ce92">
            <text:p>—</text:p>
          </table:table-cell>
          <table:table-cell office:value-type="float" office:value="7241" table:style-name="ce92">
            <text:p><text:s text:c="3"/>7,241</text:p>
          </table:table-cell>
          <table:table-cell office:value-type="float" office:value="181" table:style-name="ce92">
            <text:p><text:s text:c="3"/>181</text:p>
          </table:table-cell>
          <table:table-cell office:value-type="float" office:value="348" table:style-name="ce92">
            <text:p><text:s text:c="3"/>348</text:p>
          </table:table-cell>
          <table:table-cell office:value-type="float" office:value="7633" table:style-name="ce92">
            <text:p><text:s text:c="3"/>7,633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99" table:style-name="ce93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17" table:style-name="ce92">
            <text:p><text:s text:c="3"/>6,917</text:p>
          </table:table-cell>
          <table:table-cell office:value-type="float" office:value="6649" table:style-name="ce92">
            <text:p><text:s text:c="3"/>6,649</text:p>
          </table:table-cell>
          <table:table-cell office:value-type="float" office:value="268" table:style-name="ce92">
            <text:p><text:s text:c="3"/>268</text:p>
          </table:table-cell>
          <table:table-cell office:value-type="float" office:value="0" table:style-name="ce92">
            <text:p>—</text:p>
          </table:table-cell>
          <table:table-cell office:value-type="float" office:value="6469" table:style-name="ce92">
            <text:p><text:s text:c="3"/>6,469</text:p>
          </table:table-cell>
          <table:table-cell office:value-type="float" office:value="184" table:style-name="ce92">
            <text:p><text:s text:c="3"/>184</text:p>
          </table:table-cell>
          <table:table-cell office:value-type="float" office:value="264" table:style-name="ce92">
            <text:p><text:s text:c="3"/>264</text:p>
          </table:table-cell>
          <table:table-cell office:value-type="float" office:value="6800" table:style-name="ce92">
            <text:p><text:s text:c="3"/>6,800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14">
            <text:p>較上年同月　　増減 (%)<text:s/></text:p>
          </table:table-cell>
          <table:table-cell office:value-type="string" table:style-name="ce115">
            <text:p>計</text:p>
          </table:table-cell>
          <table:table-cell office:value-type="float" office:value="-8.5321043781528303" table:style-name="ce116">
            <text:p><text:s text:c="3"/>－8.53</text:p>
          </table:table-cell>
          <table:table-cell office:value-type="float" office:value="-8.3311705164806646" table:style-name="ce116">
            <text:p><text:s text:c="3"/>－8.33</text:p>
          </table:table-cell>
          <table:table-cell office:value-type="float" office:value="-12.92834890965732" table:style-name="ce116">
            <text:p><text:s text:c="3"/>－12.93</text:p>
          </table:table-cell>
          <table:table-cell office:value-type="float" office:value="-100" table:style-name="ce116">
            <text:p><text:s text:c="3"/>－100.00</text:p>
          </table:table-cell>
          <table:table-cell office:value-type="float" office:value="-8.8976011695129245" table:style-name="ce116">
            <text:p><text:s text:c="3"/>－8.90</text:p>
          </table:table-cell>
          <table:table-cell office:value-type="float" office:value="-10.098522167487685" table:style-name="ce116">
            <text:p><text:s text:c="3"/>－10.10</text:p>
          </table:table-cell>
          <table:table-cell office:value-type="float" office:value="1.6611295681063125" table:style-name="ce116">
            <text:p>1.66</text:p>
          </table:table-cell>
          <table:table-cell office:value-type="float" office:value="-8.7327684330340194" table:style-name="ce116">
            <text:p><text:s text:c="3"/>－8.73</text:p>
          </table:table-cell>
          <table:table-cell office:value-type="float" office:value="14.705882352941178" table:style-name="ce116">
            <text:p>14.71</text:p>
          </table:table-cell>
          <table:table-cell office:value-type="float" office:value="0.5714285714285714" table:style-name="ce117">
            <text:p>0.5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-5.7038834951456314" table:style-name="ce119">
            <text:p><text:s text:c="3"/>－5.70</text:p>
          </table:table-cell>
          <table:table-cell office:value-type="float" office:value="-5.3770242914979756" table:style-name="ce119">
            <text:p><text:s text:c="3"/>－5.38</text:p>
          </table:table-cell>
          <table:table-cell office:value-type="float" office:value="-13.134328358208954" table:style-name="ce119">
            <text:p><text:s text:c="3"/>－13.13</text:p>
          </table:table-cell>
          <table:table-cell office:value-type="float" office:value="-100" table:style-name="ce119">
            <text:p><text:s text:c="3"/>－100.00</text:p>
          </table:table-cell>
          <table:table-cell office:value-type="float" office:value="-6.5074241446094252" table:style-name="ce119">
            <text:p><text:s text:c="3"/>－6.51</text:p>
          </table:table-cell>
          <table:table-cell office:value-type="float" office:value="-11.707317073170733" table:style-name="ce119">
            <text:p><text:s text:c="3"/>－11.71</text:p>
          </table:table-cell>
          <table:table-cell office:value-type="float" office:value="20" table:style-name="ce119">
            <text:p>20.00</text:p>
          </table:table-cell>
          <table:table-cell office:value-type="float" office:value="-5.9512074913750617" table:style-name="ce119">
            <text:p><text:s text:c="3"/>－5.95</text:p>
          </table:table-cell>
          <table:table-cell office:value-type="float" office:value="-5" table:style-name="ce119">
            <text:p><text:s text:c="3"/>－5.00</text:p>
          </table:table-cell>
          <table:table-cell office:value-type="float" office:value="17.857142857142858" table:style-name="ce120">
            <text:p>17.86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1">
            <text:p>女</text:p>
          </table:table-cell>
          <table:table-cell office:value-type="float" office:value="-11.51336829985928" table:style-name="ce122">
            <text:p><text:s text:c="3"/>－11.51</text:p>
          </table:table-cell>
          <table:table-cell office:value-type="float" office:value="-11.441129461907298" table:style-name="ce122">
            <text:p><text:s text:c="3"/>－11.44</text:p>
          </table:table-cell>
          <table:table-cell office:value-type="float" office:value="-12.703583061889251" table:style-name="ce122">
            <text:p><text:s text:c="3"/>－12.70</text:p>
          </table:table-cell>
          <table:table-cell office:value-type="float" office:value="-100" table:style-name="ce122">
            <text:p><text:s text:c="3"/>－100.00</text:p>
          </table:table-cell>
          <table:table-cell office:value-type="float" office:value="-11.432092004381161" table:style-name="ce122">
            <text:p><text:s text:c="3"/>－11.43</text:p>
          </table:table-cell>
          <table:table-cell office:value-type="float" office:value="-8.4577114427860707" table:style-name="ce122">
            <text:p><text:s text:c="3"/>－8.46</text:p>
          </table:table-cell>
          <table:table-cell office:value-type="float" office:value="-15.384615384615385" table:style-name="ce122">
            <text:p><text:s text:c="3"/>－15.38</text:p>
          </table:table-cell>
          <table:table-cell office:value-type="float" office:value="-11.665367627955312" table:style-name="ce122">
            <text:p><text:s text:c="3"/>－11.67</text:p>
          </table:table-cell>
          <table:table-cell office:value-type="float" office:value="42.857142857142854" table:style-name="ce122">
            <text:p>42.86</text:p>
          </table:table-cell>
          <table:table-cell office:value-type="float" office:value="-15.384615384615385" table:style-name="ce123">
            <text:p><text:s text:c="3"/>－15.3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4">
            <text:p>較本年上月</text:p>
            <text:p>増減 (%)</text:p>
          </table:table-cell>
          <table:table-cell office:value-type="string" table:style-name="ce125">
            <text:p>計</text:p>
          </table:table-cell>
          <table:table-cell office:value-type="float" office:value="-9.5405272234540526" table:style-name="ce126">
            <text:p><text:s text:c="3"/>－9.54</text:p>
          </table:table-cell>
          <table:table-cell office:value-type="float" office:value="-9.2788801130161183" table:style-name="ce126">
            <text:p><text:s text:c="3"/>－9.28</text:p>
          </table:table-cell>
          <table:table-cell office:value-type="float" office:value="-15.686274509803921" table:style-name="ce126">
            <text:p><text:s text:c="3"/>－15.69</text:p>
          </table:table-cell>
          <table:table-cell office:value-type="float" office:value="0" table:style-name="ce126">
            <text:p>－</text:p>
          </table:table-cell>
          <table:table-cell office:value-type="float" office:value="-9.6063822773125871" table:style-name="ce126">
            <text:p><text:s text:c="3"/>－9.61</text:p>
          </table:table-cell>
          <table:table-cell office:value-type="float" office:value="-6.6496163682864458" table:style-name="ce126">
            <text:p><text:s text:c="3"/>－6.65</text:p>
          </table:table-cell>
          <table:table-cell office:value-type="float" office:value="-9.7345132743362832" table:style-name="ce126">
            <text:p><text:s text:c="3"/>－9.73</text:p>
          </table:table-cell>
          <table:table-cell office:value-type="float" office:value="-9.6808510638297882" table:style-name="ce126">
            <text:p><text:s text:c="3"/>－9.68</text:p>
          </table:table-cell>
          <table:table-cell office:value-type="float" office:value="-12.359550561797752" table:style-name="ce126">
            <text:p><text:s text:c="3"/>－12.36</text:p>
          </table:table-cell>
          <table:table-cell office:value-type="float" office:value="5.3892215568862278" table:style-name="ce127">
            <text:p>5.3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-7.6429335552121707" table:style-name="ce119">
            <text:p><text:s text:c="3"/>－7.64</text:p>
          </table:table-cell>
          <table:table-cell office:value-type="float" office:value="-7.1623634558093343" table:style-name="ce119">
            <text:p><text:s text:c="3"/>－7.16</text:p>
          </table:table-cell>
          <table:table-cell office:value-type="float" office:value="-18.487394957983195" table:style-name="ce119">
            <text:p><text:s text:c="3"/>－18.49</text:p>
          </table:table-cell>
          <table:table-cell office:value-type="float" office:value="0" table:style-name="ce119">
            <text:p>－</text:p>
          </table:table-cell>
          <table:table-cell office:value-type="float" office:value="-7.9572899453412989" table:style-name="ce119">
            <text:p><text:s text:c="3"/>－7.96</text:p>
          </table:table-cell>
          <table:table-cell office:value-type="float" office:value="-9.5" table:style-name="ce119">
            <text:p><text:s text:c="3"/>－9.50</text:p>
          </table:table-cell>
          <table:table-cell office:value-type="float" office:value="0.57803468208092479" table:style-name="ce119">
            <text:p>0.58</text:p>
          </table:table-cell>
          <table:table-cell office:value-type="float" office:value="-7.7025392986698913" table:style-name="ce119">
            <text:p><text:s text:c="3"/>－7.70</text:p>
          </table:table-cell>
          <table:table-cell office:value-type="float" office:value="-19.148936170212767" table:style-name="ce119">
            <text:p><text:s text:c="3"/>－19.15</text:p>
          </table:table-cell>
          <table:table-cell office:value-type="float" office:value="3.125" table:style-name="ce120">
            <text:p>3.1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1">
            <text:p>女</text:p>
          </table:table-cell>
          <table:table-cell office:value-type="float" office:value="-11.581234820401381" table:style-name="ce122">
            <text:p><text:s text:c="3"/>－11.58</text:p>
          </table:table-cell>
          <table:table-cell office:value-type="float" office:value="-11.547159771185314" table:style-name="ce122">
            <text:p><text:s text:c="3"/>－11.55</text:p>
          </table:table-cell>
          <table:table-cell office:value-type="float" office:value="-12.418300653594772" table:style-name="ce122">
            <text:p><text:s text:c="3"/>－12.42</text:p>
          </table:table-cell>
          <table:table-cell office:value-type="float" office:value="0" table:style-name="ce122">
            <text:p>－</text:p>
          </table:table-cell>
          <table:table-cell office:value-type="float" office:value="-11.383561643835616" table:style-name="ce122">
            <text:p><text:s text:c="3"/>－11.38</text:p>
          </table:table-cell>
          <table:table-cell office:value-type="float" office:value="-3.664921465968586" table:style-name="ce122">
            <text:p><text:s text:c="3"/>－3.66</text:p>
          </table:table-cell>
          <table:table-cell office:value-type="float" office:value="-20.481927710843372" table:style-name="ce122">
            <text:p><text:s text:c="3"/>－20.48</text:p>
          </table:table-cell>
          <table:table-cell office:value-type="float" office:value="-11.802853437094681" table:style-name="ce122">
            <text:p><text:s text:c="3"/>－11.80</text:p>
          </table:table-cell>
          <table:table-cell office:value-type="float" office:value="-4.7619047619047619" table:style-name="ce122">
            <text:p><text:s text:c="3"/>－4.76</text:p>
          </table:table-cell>
          <table:table-cell office:value-type="float" office:value="8.4507042253521121" table:style-name="ce123">
            <text:p>8.45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8">
            <text:p>說明：1.本表按登記日期統計，86年以前未有是項統計。生父原屬國籍(地區)自103年起統計。</text:p>
          </table:table-cell>
          <table:table-cell table:number-columns-repeated="4" table:style-name="ce129"/>
          <table:table-cell table:style-name="ce130"/>
          <table:table-cell table:number-columns-repeated="2" table:style-name="ce131"/>
          <table:table-cell table:number-columns-repeated="3" table:style-name="ce43"/>
          <table:table-cell office:value-type="string" table:style-name="ce132">
            <text:p>內政部戶政司 民國108年12月9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8">
            <text:p>     <text:s/>2.93年以前生母原屬大陸、港澳地區或外國籍已定居設戶籍者，列入本國籍統計。</text:p>
          </table:table-cell>
          <table:table-cell table:number-columns-repeated="4" table:style-name="ce133"/>
          <table:table-cell table:number-columns-repeated="16379" table:style-name="ce20"/>
        </table:table-row>
        <table:table-row table:style-name="ro9">
          <table:table-cell office:value-type="string" table:style-name="ce128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3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35"/>
          <table:table-cell table:style-name="ce2"/>
          <table:table-cell table:style-name="ce135"/>
          <table:table-cell office:value-type="string" table:style-name="ce135">
            <text:p>中 華 民 國 108 年 11 月 份</text:p>
          </table:table-cell>
          <table:table-cell table:style-name="ce2"/>
          <table:table-cell table:style-name="ce135"/>
          <table:table-cell table:number-columns-repeated="3" table:style-name="ce2"/>
          <table:table-cell office:value-type="string" table:style-name="ce13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09">
            <text:p>區域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number-columns-spanned="4" table:number-rows-spanned="1" table:style-name="ce211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06">
            <text:p>合計</text:p>
          </table:table-cell>
          <table:table-cell office:value-type="string" table:number-columns-spanned="1" table:number-rows-spanned="3" table:style-name="ce206">
            <text:p>婚生</text:p>
          </table:table-cell>
          <table:table-cell office:value-type="string" table:number-columns-spanned="1" table:number-rows-spanned="3" table:style-name="ce207">
            <text:p>非婚生</text:p>
          </table:table-cell>
          <table:table-cell office:value-type="string" table:number-columns-spanned="1" table:number-rows-spanned="3" table:style-name="ce206">
            <text:p>無依兒童</text:p>
          </table:table-cell>
          <table:table-cell office:value-type="string" table:number-columns-spanned="1" table:number-rows-spanned="3" table:style-name="ce206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7">
            <text:p>外國籍</text:p>
          </table:table-cell>
          <table:table-cell office:value-type="string" table:number-columns-spanned="1" table:number-rows-spanned="3" table:style-name="ce206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14687" table:style-name="ce147">
            <text:p><text:s text:c="3"/>14,687</text:p>
          </table:table-cell>
          <table:table-cell office:value-type="float" office:value="14128" table:style-name="ce148">
            <text:p><text:s text:c="3"/>14,128</text:p>
          </table:table-cell>
          <table:table-cell office:value-type="float" office:value="559" table:style-name="ce148">
            <text:p><text:s text:c="3"/>559</text:p>
          </table:table-cell>
          <table:table-cell office:value-type="float" office:value="0" table:style-name="ce148">
            <text:p>—</text:p>
          </table:table-cell>
          <table:table-cell office:value-type="float" office:value="13710" table:style-name="ce148">
            <text:p><text:s text:c="3"/>13,710</text:p>
          </table:table-cell>
          <table:table-cell office:value-type="float" office:value="365" table:style-name="ce148">
            <text:p><text:s text:c="3"/>365</text:p>
          </table:table-cell>
          <table:table-cell office:value-type="float" office:value="612" table:style-name="ce148">
            <text:p><text:s text:c="3"/>612</text:p>
          </table:table-cell>
          <table:table-cell office:value-type="float" office:value="14433" table:style-name="ce148">
            <text:p><text:s text:c="3"/>14,433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176" table:style-name="ce149">
            <text:p><text:s text:c="3"/>17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總 <text:s text:c="5"/>計</text:p>
          </table:table-cell>
          <table:table-cell office:value-type="string" table:style-name="ce151">
            <text:p>男</text:p>
          </table:table-cell>
          <table:table-cell office:value-type="float" office:value="7770" table:style-name="ce152">
            <text:p><text:s text:c="3"/>7,770</text:p>
          </table:table-cell>
          <table:table-cell office:value-type="float" office:value="7479" table:style-name="ce153">
            <text:p><text:s text:c="3"/>7,479</text:p>
          </table:table-cell>
          <table:table-cell office:value-type="float" office:value="291" table:style-name="ce153">
            <text:p><text:s text:c="3"/>291</text:p>
          </table:table-cell>
          <table:table-cell office:value-type="float" office:value="0" table:style-name="ce153">
            <text:p>—</text:p>
          </table:table-cell>
          <table:table-cell office:value-type="float" office:value="7241" table:style-name="ce153">
            <text:p><text:s text:c="3"/>7,241</text:p>
          </table:table-cell>
          <table:table-cell office:value-type="float" office:value="181" table:style-name="ce153">
            <text:p><text:s text:c="3"/>181</text:p>
          </table:table-cell>
          <table:table-cell office:value-type="float" office:value="348" table:style-name="ce153">
            <text:p><text:s text:c="3"/>348</text:p>
          </table:table-cell>
          <table:table-cell office:value-type="float" office:value="7633" table:style-name="ce153">
            <text:p><text:s text:c="3"/>7,633</text:p>
          </table:table-cell>
          <table:table-cell office:value-type="float" office:value="38" table:style-name="ce153">
            <text:p><text:s text:c="3"/>38</text:p>
          </table:table-cell>
          <table:table-cell office:value-type="float" office:value="99" table:style-name="ce154">
            <text:p><text:s text:c="3"/>99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6917" table:style-name="ce157">
            <text:p><text:s text:c="3"/>6,917</text:p>
          </table:table-cell>
          <table:table-cell office:value-type="float" office:value="6649" table:style-name="ce153">
            <text:p><text:s text:c="3"/>6,649</text:p>
          </table:table-cell>
          <table:table-cell office:value-type="float" office:value="268" table:style-name="ce153">
            <text:p><text:s text:c="3"/>268</text:p>
          </table:table-cell>
          <table:table-cell office:value-type="float" office:value="0" table:style-name="ce153">
            <text:p>—</text:p>
          </table:table-cell>
          <table:table-cell office:value-type="float" office:value="6469" table:style-name="ce158">
            <text:p><text:s text:c="3"/>6,469</text:p>
          </table:table-cell>
          <table:table-cell office:value-type="float" office:value="184" table:style-name="ce153">
            <text:p><text:s text:c="3"/>184</text:p>
          </table:table-cell>
          <table:table-cell office:value-type="float" office:value="264" table:style-name="ce153">
            <text:p><text:s text:c="3"/>264</text:p>
          </table:table-cell>
          <table:table-cell office:value-type="float" office:value="6800" table:style-name="ce153">
            <text:p><text:s text:c="3"/>6,800</text:p>
          </table:table-cell>
          <table:table-cell office:value-type="float" office:value="40" table:style-name="ce153">
            <text:p><text:s text:c="3"/>40</text:p>
          </table:table-cell>
          <table:table-cell office:value-type="float" office:value="77" table:style-name="ce159">
            <text:p><text:s text:c="3"/>77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2420" table:style-name="ce147">
            <text:p><text:s text:c="3"/>2,420</text:p>
          </table:table-cell>
          <table:table-cell office:value-type="float" office:value="2320" table:style-name="ce147">
            <text:p><text:s text:c="3"/>2,320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0" table:style-name="ce147">
            <text:p>—</text:p>
          </table:table-cell>
          <table:table-cell office:value-type="float" office:value="2228" table:style-name="ce153">
            <text:p><text:s text:c="3"/>2,228</text:p>
          </table:table-cell>
          <table:table-cell office:value-type="float" office:value="92" table:style-name="ce147">
            <text:p><text:s text:c="3"/>92</text:p>
          </table:table-cell>
          <table:table-cell office:value-type="float" office:value="100" table:style-name="ce161">
            <text:p><text:s text:c="3"/>100</text:p>
          </table:table-cell>
          <table:table-cell office:value-type="float" office:value="2365" table:style-name="ce148">
            <text:p><text:s text:c="3"/>2,365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2" table:style-name="ce161">
            <text:p><text:s text:c="3"/>3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新北市</text:p>
          </table:table-cell>
          <table:table-cell office:value-type="string" table:style-name="ce151">
            <text:p>男</text:p>
          </table:table-cell>
          <table:table-cell office:value-type="float" office:value="1317" table:style-name="ce152">
            <text:p><text:s text:c="3"/>1,317</text:p>
          </table:table-cell>
          <table:table-cell office:value-type="float" office:value="1258" table:style-name="ce152">
            <text:p><text:s text:c="3"/>1,258</text:p>
          </table:table-cell>
          <table:table-cell office:value-type="float" office:value="59" table:style-name="ce152">
            <text:p><text:s text:c="3"/>59</text:p>
          </table:table-cell>
          <table:table-cell office:value-type="float" office:value="0" table:style-name="ce152">
            <text:p>—</text:p>
          </table:table-cell>
          <table:table-cell office:value-type="float" office:value="1204" table:style-name="ce153">
            <text:p><text:s text:c="3"/>1,204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63" table:style-name="ce162">
            <text:p><text:s text:c="3"/>63</text:p>
          </table:table-cell>
          <table:table-cell office:value-type="float" office:value="1284" table:style-name="ce153">
            <text:p><text:s text:c="3"/>1,284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18" table:style-name="ce162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1103" table:style-name="ce157">
            <text:p><text:s text:c="3"/>1,103</text:p>
          </table:table-cell>
          <table:table-cell office:value-type="float" office:value="1062" table:style-name="ce152">
            <text:p><text:s text:c="3"/>1,062</text:p>
          </table:table-cell>
          <table:table-cell office:value-type="float" office:value="41" table:style-name="ce157">
            <text:p><text:s text:c="3"/>41</text:p>
          </table:table-cell>
          <table:table-cell office:value-type="float" office:value="0" table:style-name="ce157">
            <text:p>—</text:p>
          </table:table-cell>
          <table:table-cell office:value-type="float" office:value="1024" table:style-name="ce158">
            <text:p><text:s text:c="3"/>1,024</text:p>
          </table:table-cell>
          <table:table-cell office:value-type="float" office:value="42" table:style-name="ce157">
            <text:p><text:s text:c="3"/>42</text:p>
          </table:table-cell>
          <table:table-cell office:value-type="float" office:value="37" table:style-name="ce163">
            <text:p><text:s text:c="3"/>37</text:p>
          </table:table-cell>
          <table:table-cell office:value-type="float" office:value="1081" table:style-name="ce158">
            <text:p><text:s text:c="3"/>1,081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14" table:style-name="ce163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1677" table:style-name="ce147">
            <text:p><text:s text:c="3"/>1,677</text:p>
          </table:table-cell>
          <table:table-cell office:value-type="float" office:value="1630" table:style-name="ce147">
            <text:p><text:s text:c="3"/>1,630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0" table:style-name="ce147">
            <text:p>—</text:p>
          </table:table-cell>
          <table:table-cell office:value-type="float" office:value="1592" table:style-name="ce153">
            <text:p><text:s text:c="3"/>1,592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32" table:style-name="ce161">
            <text:p><text:s text:c="3"/>32</text:p>
          </table:table-cell>
          <table:table-cell office:value-type="float" office:value="1632" table:style-name="ce148">
            <text:p><text:s text:c="3"/>1,632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31" table:style-name="ce161">
            <text:p><text:s text:c="3"/>3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臺北市</text:p>
          </table:table-cell>
          <table:table-cell office:value-type="string" table:style-name="ce151">
            <text:p>男</text:p>
          </table:table-cell>
          <table:table-cell office:value-type="float" office:value="905" table:style-name="ce152">
            <text:p><text:s text:c="3"/>905</text:p>
          </table:table-cell>
          <table:table-cell office:value-type="float" office:value="882" table:style-name="ce152">
            <text:p><text:s text:c="3"/>882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0" table:style-name="ce152">
            <text:p>—</text:p>
          </table:table-cell>
          <table:table-cell office:value-type="float" office:value="867" table:style-name="ce153">
            <text:p><text:s text:c="3"/>867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18" table:style-name="ce162">
            <text:p><text:s text:c="3"/>18</text:p>
          </table:table-cell>
          <table:table-cell office:value-type="float" office:value="881" table:style-name="ce153">
            <text:p><text:s text:c="3"/>881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15" table:style-name="ce162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56">
            <text:p>女</text:p>
          </table:table-cell>
          <table:table-cell office:value-type="float" office:value="772" table:style-name="ce157">
            <text:p><text:s text:c="3"/>772</text:p>
          </table:table-cell>
          <table:table-cell office:value-type="float" office:value="748" table:style-name="ce152">
            <text:p><text:s text:c="3"/>748</text:p>
          </table:table-cell>
          <table:table-cell office:value-type="float" office:value="24" table:style-name="ce157">
            <text:p><text:s text:c="3"/>24</text:p>
          </table:table-cell>
          <table:table-cell office:value-type="float" office:value="0" table:style-name="ce157">
            <text:p>—</text:p>
          </table:table-cell>
          <table:table-cell office:value-type="float" office:value="725" table:style-name="ce158">
            <text:p><text:s text:c="3"/>725</text:p>
          </table:table-cell>
          <table:table-cell office:value-type="float" office:value="33" table:style-name="ce157">
            <text:p><text:s text:c="3"/>33</text:p>
          </table:table-cell>
          <table:table-cell office:value-type="float" office:value="14" table:style-name="ce163">
            <text:p><text:s text:c="3"/>14</text:p>
          </table:table-cell>
          <table:table-cell office:value-type="float" office:value="751" table:style-name="ce158">
            <text:p><text:s text:c="3"/>751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16" table:style-name="ce163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46">
            <text:p>計</text:p>
          </table:table-cell>
          <table:table-cell office:value-type="float" office:value="1845" table:style-name="ce147">
            <text:p><text:s text:c="3"/>1,845</text:p>
          </table:table-cell>
          <table:table-cell office:value-type="float" office:value="1766" table:style-name="ce147">
            <text:p><text:s text:c="3"/>1,766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0" table:style-name="ce147">
            <text:p>—</text:p>
          </table:table-cell>
          <table:table-cell office:value-type="float" office:value="1730" table:style-name="ce153">
            <text:p><text:s text:c="3"/>1,730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87" table:style-name="ce161">
            <text:p><text:s text:c="3"/>87</text:p>
          </table:table-cell>
          <table:table-cell office:value-type="float" office:value="1810" table:style-name="ce148">
            <text:p><text:s text:c="3"/>1,810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5" table:style-name="ce161">
            <text:p><text:s text:c="3"/>2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桃園市</text:p>
          </table:table-cell>
          <table:table-cell office:value-type="string" table:style-name="ce151">
            <text:p>男</text:p>
          </table:table-cell>
          <table:table-cell office:value-type="float" office:value="996" table:style-name="ce152">
            <text:p><text:s text:c="3"/>996</text:p>
          </table:table-cell>
          <table:table-cell office:value-type="float" office:value="957" table:style-name="ce152">
            <text:p><text:s text:c="3"/>957</text:p>
          </table:table-cell>
          <table:table-cell office:value-type="float" office:value="39" table:style-name="ce152">
            <text:p><text:s text:c="3"/>39</text:p>
          </table:table-cell>
          <table:table-cell office:value-type="float" office:value="0" table:style-name="ce152">
            <text:p>—</text:p>
          </table:table-cell>
          <table:table-cell office:value-type="float" office:value="931" table:style-name="ce153">
            <text:p><text:s text:c="3"/>931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52" table:style-name="ce162">
            <text:p><text:s text:c="3"/>52</text:p>
          </table:table-cell>
          <table:table-cell office:value-type="float" office:value="974" table:style-name="ce153">
            <text:p><text:s text:c="3"/>97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62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849" table:style-name="ce157">
            <text:p><text:s text:c="3"/>849</text:p>
          </table:table-cell>
          <table:table-cell office:value-type="float" office:value="809" table:style-name="ce152">
            <text:p><text:s text:c="3"/>809</text:p>
          </table:table-cell>
          <table:table-cell office:value-type="float" office:value="40" table:style-name="ce157">
            <text:p><text:s text:c="3"/>40</text:p>
          </table:table-cell>
          <table:table-cell office:value-type="float" office:value="0" table:style-name="ce157">
            <text:p>—</text:p>
          </table:table-cell>
          <table:table-cell office:value-type="float" office:value="799" table:style-name="ce158">
            <text:p><text:s text:c="3"/>799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35" table:style-name="ce163">
            <text:p><text:s text:c="3"/>35</text:p>
          </table:table-cell>
          <table:table-cell office:value-type="float" office:value="836" table:style-name="ce158">
            <text:p><text:s text:c="3"/>836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46">
            <text:p>計</text:p>
          </table:table-cell>
          <table:table-cell office:value-type="float" office:value="1745" table:style-name="ce147">
            <text:p><text:s text:c="3"/>1,745</text:p>
          </table:table-cell>
          <table:table-cell office:value-type="float" office:value="1693" table:style-name="ce147">
            <text:p><text:s text:c="3"/>1,693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0" table:style-name="ce147">
            <text:p>—</text:p>
          </table:table-cell>
          <table:table-cell office:value-type="float" office:value="1643" table:style-name="ce153">
            <text:p><text:s text:c="3"/>1,643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64" table:style-name="ce161">
            <text:p><text:s text:c="3"/>64</text:p>
          </table:table-cell>
          <table:table-cell office:value-type="float" office:value="1708" table:style-name="ce148">
            <text:p><text:s text:c="3"/>1,708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7" table:style-name="ce161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臺中市</text:p>
          </table:table-cell>
          <table:table-cell office:value-type="string" table:style-name="ce151">
            <text:p>男</text:p>
          </table:table-cell>
          <table:table-cell office:value-type="float" office:value="914" table:style-name="ce152">
            <text:p><text:s text:c="3"/>914</text:p>
          </table:table-cell>
          <table:table-cell office:value-type="float" office:value="884" table:style-name="ce152">
            <text:p><text:s text:c="3"/>884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0" table:style-name="ce152">
            <text:p>—</text:p>
          </table:table-cell>
          <table:table-cell office:value-type="float" office:value="863" table:style-name="ce153">
            <text:p><text:s text:c="3"/>863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4" table:style-name="ce162">
            <text:p><text:s text:c="3"/>34</text:p>
          </table:table-cell>
          <table:table-cell office:value-type="float" office:value="893" table:style-name="ce153">
            <text:p><text:s text:c="3"/>893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5" table:style-name="ce162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831" table:style-name="ce157">
            <text:p><text:s text:c="3"/>831</text:p>
          </table:table-cell>
          <table:table-cell office:value-type="float" office:value="809" table:style-name="ce152">
            <text:p><text:s text:c="3"/>809</text:p>
          </table:table-cell>
          <table:table-cell office:value-type="float" office:value="22" table:style-name="ce157">
            <text:p><text:s text:c="3"/>22</text:p>
          </table:table-cell>
          <table:table-cell office:value-type="float" office:value="0" table:style-name="ce157">
            <text:p>—</text:p>
          </table:table-cell>
          <table:table-cell office:value-type="float" office:value="780" table:style-name="ce158">
            <text:p><text:s text:c="3"/>780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30" table:style-name="ce163">
            <text:p><text:s text:c="3"/>30</text:p>
          </table:table-cell>
          <table:table-cell office:value-type="float" office:value="815" table:style-name="ce158">
            <text:p><text:s text:c="3"/>815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12" table:style-name="ce163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992" table:style-name="ce147">
            <text:p><text:s text:c="3"/>992</text:p>
          </table:table-cell>
          <table:table-cell office:value-type="float" office:value="955" table:style-name="ce147">
            <text:p><text:s text:c="3"/>955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0" table:style-name="ce147">
            <text:p>—</text:p>
          </table:table-cell>
          <table:table-cell office:value-type="float" office:value="935" table:style-name="ce153">
            <text:p><text:s text:c="3"/>935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38" table:style-name="ce161">
            <text:p><text:s text:c="3"/>38</text:p>
          </table:table-cell>
          <table:table-cell office:value-type="float" office:value="979" table:style-name="ce148">
            <text:p><text:s text:c="3"/>9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2" table:style-name="ce161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臺南市</text:p>
          </table:table-cell>
          <table:table-cell office:value-type="string" table:style-name="ce151">
            <text:p>男</text:p>
          </table:table-cell>
          <table:table-cell office:value-type="float" office:value="518" table:style-name="ce152">
            <text:p><text:s text:c="3"/>518</text:p>
          </table:table-cell>
          <table:table-cell office:value-type="float" office:value="501" table:style-name="ce152">
            <text:p><text:s text:c="3"/>50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0" table:style-name="ce152">
            <text:p>—</text:p>
          </table:table-cell>
          <table:table-cell office:value-type="float" office:value="485" table:style-name="ce153">
            <text:p><text:s text:c="3"/>485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20" table:style-name="ce162">
            <text:p><text:s text:c="3"/>20</text:p>
          </table:table-cell>
          <table:table-cell office:value-type="float" office:value="512" table:style-name="ce153">
            <text:p><text:s text:c="3"/>512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162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474" table:style-name="ce157">
            <text:p><text:s text:c="3"/>474</text:p>
          </table:table-cell>
          <table:table-cell office:value-type="float" office:value="454" table:style-name="ce152">
            <text:p><text:s text:c="3"/>454</text:p>
          </table:table-cell>
          <table:table-cell office:value-type="float" office:value="20" table:style-name="ce157">
            <text:p><text:s text:c="3"/>20</text:p>
          </table:table-cell>
          <table:table-cell office:value-type="float" office:value="0" table:style-name="ce157">
            <text:p>—</text:p>
          </table:table-cell>
          <table:table-cell office:value-type="float" office:value="450" table:style-name="ce158">
            <text:p><text:s text:c="3"/>450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467" table:style-name="ce158">
            <text:p><text:s text:c="3"/>467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7">
            <text:p>計</text:p>
          </table:table-cell>
          <table:table-cell office:value-type="float" office:value="1654" table:style-name="ce147">
            <text:p><text:s text:c="3"/>1,654</text:p>
          </table:table-cell>
          <table:table-cell office:value-type="float" office:value="1585" table:style-name="ce147">
            <text:p><text:s text:c="3"/>1,585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0" table:style-name="ce147">
            <text:p>—</text:p>
          </table:table-cell>
          <table:table-cell office:value-type="float" office:value="1561" table:style-name="ce153">
            <text:p><text:s text:c="3"/>1,561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1632" table:style-name="ce148">
            <text:p><text:s text:c="3"/>1,63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6" table:style-name="ce161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8">
            <text:p>高雄市</text:p>
          </table:table-cell>
          <table:table-cell office:value-type="string" table:style-name="ce169">
            <text:p>男</text:p>
          </table:table-cell>
          <table:table-cell office:value-type="float" office:value="869" table:style-name="ce152">
            <text:p><text:s text:c="3"/>869</text:p>
          </table:table-cell>
          <table:table-cell office:value-type="float" office:value="834" table:style-name="ce152">
            <text:p><text:s text:c="3"/>834</text:p>
          </table:table-cell>
          <table:table-cell office:value-type="float" office:value="35" table:style-name="ce152">
            <text:p><text:s text:c="3"/>35</text:p>
          </table:table-cell>
          <table:table-cell office:value-type="float" office:value="0" table:style-name="ce152">
            <text:p>—</text:p>
          </table:table-cell>
          <table:table-cell office:value-type="float" office:value="819" table:style-name="ce153">
            <text:p><text:s text:c="3"/>819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3" table:style-name="ce162">
            <text:p><text:s text:c="3"/>33</text:p>
          </table:table-cell>
          <table:table-cell office:value-type="float" office:value="859" table:style-name="ce153">
            <text:p><text:s text:c="3"/>85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" table:style-name="ce162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70">
            <text:p>女</text:p>
          </table:table-cell>
          <table:table-cell office:value-type="float" office:value="785" table:style-name="ce157">
            <text:p><text:s text:c="3"/>785</text:p>
          </table:table-cell>
          <table:table-cell office:value-type="float" office:value="751" table:style-name="ce152">
            <text:p><text:s text:c="3"/>751</text:p>
          </table:table-cell>
          <table:table-cell office:value-type="float" office:value="34" table:style-name="ce157">
            <text:p><text:s text:c="3"/>34</text:p>
          </table:table-cell>
          <table:table-cell office:value-type="float" office:value="0" table:style-name="ce157">
            <text:p>—</text:p>
          </table:table-cell>
          <table:table-cell office:value-type="float" office:value="742" table:style-name="ce158">
            <text:p><text:s text:c="3"/>742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30" table:style-name="ce163">
            <text:p><text:s text:c="3"/>30</text:p>
          </table:table-cell>
          <table:table-cell office:value-type="float" office:value="773" table:style-name="ce158">
            <text:p><text:s text:c="3"/>773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67">
            <text:p>計</text:p>
          </table:table-cell>
          <table:table-cell office:value-type="float" office:value="4232" table:style-name="ce147">
            <text:p><text:s text:c="3"/>4,232</text:p>
          </table:table-cell>
          <table:table-cell office:value-type="float" office:value="4060" table:style-name="ce147">
            <text:p><text:s text:c="3"/>4,060</text:p>
          </table:table-cell>
          <table:table-cell office:value-type="float" office:value="172" table:style-name="ce147">
            <text:p><text:s text:c="3"/>172</text:p>
          </table:table-cell>
          <table:table-cell office:value-type="float" office:value="0" table:style-name="ce147">
            <text:p>—</text:p>
          </table:table-cell>
          <table:table-cell office:value-type="float" office:value="3905" table:style-name="ce147">
            <text:p><text:s text:c="3"/>3,905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227" table:style-name="ce147">
            <text:p><text:s text:c="3"/>227</text:p>
          </table:table-cell>
          <table:table-cell office:value-type="float" office:value="4186" table:style-name="ce148">
            <text:p><text:s text:c="3"/>4,18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3" table:style-name="ce161">
            <text:p><text:s text:c="3"/>3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8">
            <text:p>臺灣省</text:p>
          </table:table-cell>
          <table:table-cell office:value-type="string" table:style-name="ce169">
            <text:p>男</text:p>
          </table:table-cell>
          <table:table-cell office:value-type="float" office:value="2192" table:style-name="ce162">
            <text:p><text:s text:c="3"/>2,192</text:p>
          </table:table-cell>
          <table:table-cell office:value-type="float" office:value="2106" table:style-name="ce152">
            <text:p><text:s text:c="3"/>2,106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0" table:style-name="ce152">
            <text:p>—</text:p>
          </table:table-cell>
          <table:table-cell office:value-type="float" office:value="2016" table:style-name="ce152">
            <text:p><text:s text:c="3"/>2,016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127" table:style-name="ce152">
            <text:p><text:s text:c="3"/>127</text:p>
          </table:table-cell>
          <table:table-cell office:value-type="float" office:value="2172" table:style-name="ce153">
            <text:p><text:s text:c="3"/>2,17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8" table:style-name="ce162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70">
            <text:p>女</text:p>
          </table:table-cell>
          <table:table-cell office:value-type="float" office:value="2040" table:style-name="ce157">
            <text:p><text:s text:c="3"/>2,040</text:p>
          </table:table-cell>
          <table:table-cell office:value-type="float" office:value="1954" table:style-name="ce152">
            <text:p><text:s text:c="3"/>1,954</text:p>
          </table:table-cell>
          <table:table-cell office:value-type="float" office:value="86" table:style-name="ce152">
            <text:p><text:s text:c="3"/>86</text:p>
          </table:table-cell>
          <table:table-cell office:value-type="float" office:value="0" table:style-name="ce152">
            <text:p>—</text:p>
          </table:table-cell>
          <table:table-cell office:value-type="float" office:value="1889" table:style-name="ce152">
            <text:p><text:s text:c="3"/>1,889</text:p>
          </table:table-cell>
          <table:table-cell office:value-type="float" office:value="51" table:style-name="ce152">
            <text:p><text:s text:c="3"/>51</text:p>
          </table:table-cell>
          <table:table-cell office:value-type="float" office:value="100" table:style-name="ce152">
            <text:p><text:s text:c="3"/>100</text:p>
          </table:table-cell>
          <table:table-cell office:value-type="float" office:value="2014" table:style-name="ce158">
            <text:p><text:s text:c="3"/>2,014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5" table:style-name="ce163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45" table:style-name="ce172">
            <text:p><text:s text:c="3"/>245</text:p>
          </table:table-cell>
          <table:table-cell office:value-type="float" office:value="239" table:style-name="ce172">
            <text:p><text:s text:c="3"/>239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0" table:style-name="ce172">
            <text:p>—</text:p>
          </table:table-cell>
          <table:table-cell office:value-type="float" office:value="223" table:style-name="ce173">
            <text:p><text:s text:c="3"/>223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241" table:style-name="ce173">
            <text:p><text:s text:c="3"/>241</text:p>
          </table:table-cell>
          <table:table-cell office:value-type="float" office:value="0" table:style-name="ce172">
            <text:p>—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宜蘭縣</text:p>
          </table:table-cell>
          <table:table-cell office:value-type="string" table:style-name="ce169">
            <text:p>男</text:p>
          </table:table-cell>
          <table:table-cell office:value-type="float" office:value="122" table:style-name="ce176">
            <text:p><text:s text:c="3"/>122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111" table:style-name="ce177">
            <text:p><text:s text:c="3"/>111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19" table:style-name="ce177">
            <text:p><text:s text:c="3"/>119</text:p>
          </table:table-cell>
          <table:table-cell office:value-type="float" office:value="0" table:style-name="ce176">
            <text:p>—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23" table:style-name="ce179">
            <text:p><text:s text:c="3"/>123</text:p>
          </table:table-cell>
          <table:table-cell office:value-type="float" office:value="119" table:style-name="ce176">
            <text:p><text:s text:c="3"/>119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122" table:style-name="ce180">
            <text:p><text:s text:c="3"/>122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54" table:style-name="ce172">
            <text:p><text:s text:c="3"/>354</text:p>
          </table:table-cell>
          <table:table-cell office:value-type="float" office:value="343" table:style-name="ce172">
            <text:p><text:s text:c="3"/>343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0" table:style-name="ce172">
            <text:p>—</text:p>
          </table:table-cell>
          <table:table-cell office:value-type="float" office:value="315" table:style-name="ce177">
            <text:p><text:s text:c="3"/>315</text:p>
          </table:table-cell>
          <table:table-cell office:value-type="float" office:value="17" table:style-name="ce172">
            <text:p><text:s text:c="3"/>17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348" table:style-name="ce173">
            <text:p><text:s text:c="3"/>348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新竹縣</text:p>
          </table:table-cell>
          <table:table-cell office:value-type="string" table:style-name="ce169">
            <text:p>男</text:p>
          </table:table-cell>
          <table:table-cell office:value-type="float" office:value="175" table:style-name="ce176">
            <text:p><text:s text:c="3"/>175</text:p>
          </table:table-cell>
          <table:table-cell office:value-type="float" office:value="171" table:style-name="ce176">
            <text:p><text:s text:c="3"/>17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0" table:style-name="ce176">
            <text:p>—</text:p>
          </table:table-cell>
          <table:table-cell office:value-type="float" office:value="151" table:style-name="ce177">
            <text:p><text:s text:c="3"/>151</text:p>
          </table:table-cell>
          <table:table-cell office:value-type="float" office:value="10" table:style-name="ce176">
            <text:p><text:s text:c="3"/>10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174" table:style-name="ce177">
            <text:p><text:s text:c="3"/>174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79" table:style-name="ce179">
            <text:p><text:s text:c="3"/>179</text:p>
          </table:table-cell>
          <table:table-cell office:value-type="float" office:value="172" table:style-name="ce176">
            <text:p><text:s text:c="3"/>172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164" table:style-name="ce180">
            <text:p><text:s text:c="3"/>164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74" table:style-name="ce180">
            <text:p><text:s text:c="3"/>174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61" table:style-name="ce172">
            <text:p><text:s text:c="3"/>261</text:p>
          </table:table-cell>
          <table:table-cell office:value-type="float" office:value="249" table:style-name="ce172">
            <text:p><text:s text:c="3"/>249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0" table:style-name="ce172">
            <text:p>—</text:p>
          </table:table-cell>
          <table:table-cell office:value-type="float" office:value="231" table:style-name="ce177">
            <text:p><text:s text:c="3"/>231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20" table:style-name="ce174">
            <text:p><text:s text:c="3"/>20</text:p>
          </table:table-cell>
          <table:table-cell office:value-type="float" office:value="257" table:style-name="ce173">
            <text:p><text:s text:c="3"/>257</text:p>
          </table:table-cell>
          <table:table-cell office:value-type="float" office:value="0" table:style-name="ce172">
            <text:p>—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苗栗縣</text:p>
          </table:table-cell>
          <table:table-cell office:value-type="string" table:style-name="ce169">
            <text:p>男</text:p>
          </table:table-cell>
          <table:table-cell office:value-type="float" office:value="139" table:style-name="ce176">
            <text:p><text:s text:c="3"/>139</text:p>
          </table:table-cell>
          <table:table-cell office:value-type="float" office:value="131" table:style-name="ce176">
            <text:p><text:s text:c="3"/>131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123" table:style-name="ce177">
            <text:p><text:s text:c="3"/>123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138" table:style-name="ce177">
            <text:p><text:s text:c="3"/>138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22" table:style-name="ce179">
            <text:p><text:s text:c="3"/>122</text:p>
          </table:table-cell>
          <table:table-cell office:value-type="float" office:value="118" table:style-name="ce176">
            <text:p><text:s text:c="3"/>118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108" table:style-name="ce180">
            <text:p><text:s text:c="3"/>108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19" table:style-name="ce180">
            <text:p><text:s text:c="3"/>119</text:p>
          </table:table-cell>
          <table:table-cell office:value-type="float" office:value="0" table:style-name="ce179">
            <text:p>—</text:p>
          </table:table-cell>
          <table:table-cell office:value-type="float" office:value="3" table:style-name="ce181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050" table:style-name="ce172">
            <text:p><text:s text:c="3"/>1,050</text:p>
          </table:table-cell>
          <table:table-cell office:value-type="float" office:value="1033" table:style-name="ce172">
            <text:p><text:s text:c="3"/>1,033</text:p>
          </table:table-cell>
          <table:table-cell office:value-type="float" office:value="17" table:style-name="ce172">
            <text:p><text:s text:c="3"/>17</text:p>
          </table:table-cell>
          <table:table-cell office:value-type="float" office:value="0" table:style-name="ce172">
            <text:p>—</text:p>
          </table:table-cell>
          <table:table-cell office:value-type="float" office:value="994" table:style-name="ce177">
            <text:p><text:s text:c="3"/>994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1044" table:style-name="ce173">
            <text:p><text:s text:c="3"/>1,044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彰化縣</text:p>
          </table:table-cell>
          <table:table-cell office:value-type="string" table:style-name="ce169">
            <text:p>男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536" table:style-name="ce176">
            <text:p><text:s text:c="3"/>536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0" table:style-name="ce176">
            <text:p>—</text:p>
          </table:table-cell>
          <table:table-cell office:value-type="float" office:value="515" table:style-name="ce177">
            <text:p><text:s text:c="3"/>515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539" table:style-name="ce177">
            <text:p><text:s text:c="3"/>539</text:p>
          </table:table-cell>
          <table:table-cell office:value-type="float" office:value="0" table:style-name="ce176">
            <text:p>—</text:p>
          </table:table-cell>
          <table:table-cell office:value-type="float" office:value="2" table:style-name="ce178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09" table:style-name="ce179">
            <text:p><text:s text:c="3"/>509</text:p>
          </table:table-cell>
          <table:table-cell office:value-type="float" office:value="497" table:style-name="ce176">
            <text:p><text:s text:c="3"/>497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0" table:style-name="ce179">
            <text:p>—</text:p>
          </table:table-cell>
          <table:table-cell office:value-type="float" office:value="479" table:style-name="ce180">
            <text:p><text:s text:c="3"/>479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505" table:style-name="ce180">
            <text:p><text:s text:c="3"/>505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57" table:style-name="ce172">
            <text:p><text:s text:c="3"/>257</text:p>
          </table:table-cell>
          <table:table-cell office:value-type="float" office:value="241" table:style-name="ce172">
            <text:p><text:s text:c="3"/>241</text:p>
          </table:table-cell>
          <table:table-cell office:value-type="float" office:value="16" table:style-name="ce172">
            <text:p><text:s text:c="3"/>16</text:p>
          </table:table-cell>
          <table:table-cell office:value-type="float" office:value="0" table:style-name="ce172">
            <text:p>—</text:p>
          </table:table-cell>
          <table:table-cell office:value-type="float" office:value="233" table:style-name="ce177">
            <text:p><text:s text:c="3"/>233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254" table:style-name="ce173">
            <text:p><text:s text:c="3"/>254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南投縣</text:p>
          </table:table-cell>
          <table:table-cell office:value-type="string" table:style-name="ce169">
            <text:p>男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127" table:style-name="ce176">
            <text:p><text:s text:c="3"/>127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6">
            <text:p>—</text:p>
          </table:table-cell>
          <table:table-cell office:value-type="float" office:value="121" table:style-name="ce177">
            <text:p><text:s text:c="3"/>121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133" table:style-name="ce177">
            <text:p><text:s text:c="3"/>133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23" table:style-name="ce179">
            <text:p><text:s text:c="3"/>123</text:p>
          </table:table-cell>
          <table:table-cell office:value-type="float" office:value="114" table:style-name="ce176">
            <text:p><text:s text:c="3"/>114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0" table:style-name="ce179">
            <text:p>—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87" table:style-name="ce172">
            <text:p><text:s text:c="3"/>387</text:p>
          </table:table-cell>
          <table:table-cell office:value-type="float" office:value="374" table:style-name="ce172">
            <text:p><text:s text:c="3"/>374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0" table:style-name="ce172">
            <text:p>—</text:p>
          </table:table-cell>
          <table:table-cell office:value-type="float" office:value="343" table:style-name="ce177">
            <text:p><text:s text:c="3"/>343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384" table:style-name="ce173">
            <text:p><text:s text:c="3"/>384</text:p>
          </table:table-cell>
          <table:table-cell office:value-type="float" office:value="0" table:style-name="ce172">
            <text:p>—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雲林縣</text:p>
          </table:table-cell>
          <table:table-cell office:value-type="string" table:style-name="ce169">
            <text:p>男</text:p>
          </table:table-cell>
          <table:table-cell office:value-type="float" office:value="200" table:style-name="ce176">
            <text:p><text:s text:c="3"/>200</text:p>
          </table:table-cell>
          <table:table-cell office:value-type="float" office:value="193" table:style-name="ce176">
            <text:p><text:s text:c="3"/>193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6">
            <text:p>—</text:p>
          </table:table-cell>
          <table:table-cell office:value-type="float" office:value="171" table:style-name="ce177">
            <text:p><text:s text:c="3"/>171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199" table:style-name="ce177">
            <text:p><text:s text:c="3"/>199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87" table:style-name="ce179">
            <text:p><text:s text:c="3"/>187</text:p>
          </table:table-cell>
          <table:table-cell office:value-type="float" office:value="181" table:style-name="ce176">
            <text:p><text:s text:c="3"/>181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172" table:style-name="ce180">
            <text:p><text:s text:c="3"/>172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185" table:style-name="ce180">
            <text:p><text:s text:c="3"/>185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66" table:style-name="ce172">
            <text:p><text:s text:c="3"/>266</text:p>
          </table:table-cell>
          <table:table-cell office:value-type="float" office:value="253" table:style-name="ce172">
            <text:p><text:s text:c="3"/>253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0" table:style-name="ce172">
            <text:p>—</text:p>
          </table:table-cell>
          <table:table-cell office:value-type="float" office:value="242" table:style-name="ce177">
            <text:p><text:s text:c="3"/>242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261" table:style-name="ce173">
            <text:p><text:s text:c="3"/>261</text:p>
          </table:table-cell>
          <table:table-cell office:value-type="float" office:value="0" table:style-name="ce172">
            <text:p>—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嘉義縣</text:p>
          </table:table-cell>
          <table:table-cell office:value-type="string" table:style-name="ce169">
            <text:p>男</text:p>
          </table:table-cell>
          <table:table-cell office:value-type="float" office:value="145" table:style-name="ce176">
            <text:p><text:s text:c="3"/>145</text:p>
          </table:table-cell>
          <table:table-cell office:value-type="float" office:value="136" table:style-name="ce176">
            <text:p><text:s text:c="3"/>136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0" table:style-name="ce176">
            <text:p>—</text:p>
          </table:table-cell>
          <table:table-cell office:value-type="float" office:value="129" table:style-name="ce177">
            <text:p><text:s text:c="3"/>129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142" table:style-name="ce177">
            <text:p><text:s text:c="3"/>142</text:p>
          </table:table-cell>
          <table:table-cell office:value-type="float" office:value="0" table:style-name="ce176">
            <text:p>—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21" table:style-name="ce179">
            <text:p><text:s text:c="3"/>121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113" table:style-name="ce180">
            <text:p><text:s text:c="3"/>113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119" table:style-name="ce180">
            <text:p><text:s text:c="3"/>119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87" table:style-name="ce172">
            <text:p><text:s text:c="3"/>387</text:p>
          </table:table-cell>
          <table:table-cell office:value-type="float" office:value="358" table:style-name="ce172">
            <text:p><text:s text:c="3"/>358</text:p>
          </table:table-cell>
          <table:table-cell office:value-type="float" office:value="29" table:style-name="ce172">
            <text:p><text:s text:c="3"/>29</text:p>
          </table:table-cell>
          <table:table-cell office:value-type="float" office:value="0" table:style-name="ce172">
            <text:p>—</text:p>
          </table:table-cell>
          <table:table-cell office:value-type="float" office:value="359" table:style-name="ce177">
            <text:p><text:s text:c="3"/>359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383" table:style-name="ce173">
            <text:p><text:s text:c="3"/>383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屏東縣</text:p>
          </table:table-cell>
          <table:table-cell office:value-type="string" table:style-name="ce169">
            <text:p>男</text:p>
          </table:table-cell>
          <table:table-cell office:value-type="float" office:value="207" table:style-name="ce176">
            <text:p><text:s text:c="3"/>207</text:p>
          </table:table-cell>
          <table:table-cell office:value-type="float" office:value="190" table:style-name="ce176">
            <text:p><text:s text:c="3"/>190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0" table:style-name="ce176">
            <text:p>—</text:p>
          </table:table-cell>
          <table:table-cell office:value-type="float" office:value="191" table:style-name="ce177">
            <text:p><text:s text:c="3"/>191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206" table:style-name="ce177">
            <text:p><text:s text:c="3"/>206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80" table:style-name="ce179">
            <text:p><text:s text:c="3"/>180</text:p>
          </table:table-cell>
          <table:table-cell office:value-type="float" office:value="168" table:style-name="ce176">
            <text:p><text:s text:c="3"/>168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0" table:style-name="ce179">
            <text:p>—</text:p>
          </table:table-cell>
          <table:table-cell office:value-type="float" office:value="168" table:style-name="ce180">
            <text:p><text:s text:c="3"/>168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177" table:style-name="ce180">
            <text:p><text:s text:c="3"/>177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20" table:style-name="ce172">
            <text:p><text:s text:c="3"/>120</text:p>
          </table:table-cell>
          <table:table-cell office:value-type="float" office:value="106" table:style-name="ce172">
            <text:p><text:s text:c="3"/>106</text:p>
          </table:table-cell>
          <table:table-cell office:value-type="float" office:value="14" table:style-name="ce172">
            <text:p><text:s text:c="3"/>14</text:p>
          </table:table-cell>
          <table:table-cell office:value-type="float" office:value="0" table:style-name="ce172">
            <text:p>—</text:p>
          </table:table-cell>
          <table:table-cell office:value-type="float" office:value="112" table:style-name="ce177">
            <text:p><text:s text:c="3"/>112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119" table:style-name="ce173">
            <text:p><text:s text:c="3"/>11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臺東縣</text:p>
          </table:table-cell>
          <table:table-cell office:value-type="string" table:style-name="ce169">
            <text:p>男</text:p>
          </table:table-cell>
          <table:table-cell office:value-type="float" office:value="66" table:style-name="ce176">
            <text:p><text:s text:c="3"/>66</text:p>
          </table:table-cell>
          <table:table-cell office:value-type="float" office:value="60" table:style-name="ce176">
            <text:p><text:s text:c="3"/>6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6">
            <text:p>—</text:p>
          </table:table-cell>
          <table:table-cell office:value-type="float" office:value="62" table:style-name="ce177">
            <text:p><text:s text:c="3"/>62</text:p>
          </table:table-cell>
          <table:table-cell office:value-type="float" office:value="0" table:style-name="ce176">
            <text:p>—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66" table:style-name="ce177">
            <text:p><text:s text:c="3"/>66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4" table:style-name="ce179">
            <text:p><text:s text:c="3"/>54</text:p>
          </table:table-cell>
          <table:table-cell office:value-type="float" office:value="46" table:style-name="ce176">
            <text:p><text:s text:c="3"/>4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0" table:style-name="ce179">
            <text:p>—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53" table:style-name="ce180">
            <text:p><text:s text:c="3"/>53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12" table:style-name="ce172">
            <text:p><text:s text:c="3"/>212</text:p>
          </table:table-cell>
          <table:table-cell office:value-type="float" office:value="196" table:style-name="ce172">
            <text:p><text:s text:c="3"/>196</text:p>
          </table:table-cell>
          <table:table-cell office:value-type="float" office:value="16" table:style-name="ce172">
            <text:p><text:s text:c="3"/>16</text:p>
          </table:table-cell>
          <table:table-cell office:value-type="float" office:value="0" table:style-name="ce172">
            <text:p>—</text:p>
          </table:table-cell>
          <table:table-cell office:value-type="float" office:value="202" table:style-name="ce177">
            <text:p><text:s text:c="3"/>202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212" table:style-name="ce173">
            <text:p><text:s text:c="3"/>212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花蓮縣</text:p>
          </table:table-cell>
          <table:table-cell office:value-type="string" table:style-name="ce169">
            <text:p>男</text:p>
          </table:table-cell>
          <table:table-cell office:value-type="float" office:value="118" table:style-name="ce176">
            <text:p><text:s text:c="3"/>118</text:p>
          </table:table-cell>
          <table:table-cell office:value-type="float" office:value="110" table:style-name="ce176">
            <text:p><text:s text:c="3"/>110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112" table:style-name="ce177">
            <text:p><text:s text:c="3"/>112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18" table:style-name="ce177">
            <text:p><text:s text:c="3"/>118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94" table:style-name="ce179">
            <text:p><text:s text:c="3"/>94</text:p>
          </table:table-cell>
          <table:table-cell office:value-type="float" office:value="86" table:style-name="ce176">
            <text:p><text:s text:c="3"/>8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0" table:style-name="ce179">
            <text:p>—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94" table:style-name="ce180">
            <text:p><text:s text:c="3"/>94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76" table:style-name="ce172">
            <text:p><text:s text:c="3"/>76</text:p>
          </table:table-cell>
          <table:table-cell office:value-type="float" office:value="76" table:style-name="ce172">
            <text:p><text:s text:c="3"/>76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73" table:style-name="ce177">
            <text:p><text:s text:c="3"/>73</text:p>
          </table:table-cell>
          <table:table-cell office:value-type="float" office:value="0" table:style-name="ce172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76" table:style-name="ce173">
            <text:p><text:s text:c="3"/>76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澎湖縣</text:p>
          </table:table-cell>
          <table:table-cell office:value-type="string" table:style-name="ce169">
            <text:p>男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34" table:style-name="ce177">
            <text:p><text:s text:c="3"/>34</text:p>
          </table:table-cell>
          <table:table-cell office:value-type="float" office:value="0" table:style-name="ce176">
            <text:p>—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36" table:style-name="ce177">
            <text:p><text:s text:c="3"/>36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40" table:style-name="ce179">
            <text:p><text:s text:c="3"/>40</text:p>
          </table:table-cell>
          <table:table-cell office:value-type="float" office:value="40" table:style-name="ce176">
            <text:p><text:s text:c="3"/>40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39" table:style-name="ce180">
            <text:p><text:s text:c="3"/>39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40" table:style-name="ce180">
            <text:p><text:s text:c="3"/>40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70" table:style-name="ce172">
            <text:p><text:s text:c="3"/>170</text:p>
          </table:table-cell>
          <table:table-cell office:value-type="float" office:value="162" table:style-name="ce172">
            <text:p><text:s text:c="3"/>162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0" table:style-name="ce172">
            <text:p>—</text:p>
          </table:table-cell>
          <table:table-cell office:value-type="float" office:value="158" table:style-name="ce177">
            <text:p><text:s text:c="3"/>158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66" table:style-name="ce173">
            <text:p><text:s text:c="3"/>166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基隆市</text:p>
          </table:table-cell>
          <table:table-cell office:value-type="string" table:style-name="ce169">
            <text:p>男</text:p>
          </table:table-cell>
          <table:table-cell office:value-type="float" office:value="84" table:style-name="ce176">
            <text:p><text:s text:c="3"/>84</text:p>
          </table:table-cell>
          <table:table-cell office:value-type="float" office:value="80" table:style-name="ce176">
            <text:p><text:s text:c="3"/>8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0" table:style-name="ce176">
            <text:p>—</text:p>
          </table:table-cell>
          <table:table-cell office:value-type="float" office:value="79" table:style-name="ce177">
            <text:p><text:s text:c="3"/>79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81" table:style-name="ce177">
            <text:p><text:s text:c="3"/>8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2" table:style-name="ce178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86" table:style-name="ce179">
            <text:p><text:s text:c="3"/>86</text:p>
          </table:table-cell>
          <table:table-cell office:value-type="float" office:value="82" table:style-name="ce176">
            <text:p><text:s text:c="3"/>82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85" table:style-name="ce180">
            <text:p><text:s text:c="3"/>85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24" table:style-name="ce172">
            <text:p><text:s text:c="3"/>324</text:p>
          </table:table-cell>
          <table:table-cell office:value-type="float" office:value="312" table:style-name="ce172">
            <text:p><text:s text:c="3"/>312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0" table:style-name="ce172">
            <text:p>—</text:p>
          </table:table-cell>
          <table:table-cell office:value-type="float" office:value="306" table:style-name="ce177">
            <text:p><text:s text:c="3"/>306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319" table:style-name="ce173">
            <text:p><text:s text:c="3"/>319</text:p>
          </table:table-cell>
          <table:table-cell office:value-type="float" office:value="0" table:style-name="ce172">
            <text:p>—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新竹市</text:p>
          </table:table-cell>
          <table:table-cell office:value-type="string" table:style-name="ce169">
            <text:p>男</text:p>
          </table:table-cell>
          <table:table-cell office:value-type="float" office:value="167" table:style-name="ce176">
            <text:p><text:s text:c="3"/>167</text:p>
          </table:table-cell>
          <table:table-cell office:value-type="float" office:value="159" table:style-name="ce176">
            <text:p><text:s text:c="3"/>159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161" table:style-name="ce177">
            <text:p><text:s text:c="3"/>161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63" table:style-name="ce177">
            <text:p><text:s text:c="3"/>163</text:p>
          </table:table-cell>
          <table:table-cell office:value-type="float" office:value="0" table:style-name="ce176">
            <text:p>—</text:p>
          </table:table-cell>
          <table:table-cell office:value-type="float" office:value="4" table:style-name="ce178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57" table:style-name="ce179">
            <text:p><text:s text:c="3"/>157</text:p>
          </table:table-cell>
          <table:table-cell office:value-type="float" office:value="153" table:style-name="ce176">
            <text:p><text:s text:c="3"/>153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156" table:style-name="ce180">
            <text:p><text:s text:c="3"/>156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23" table:style-name="ce172">
            <text:p><text:s text:c="3"/>123</text:p>
          </table:table-cell>
          <table:table-cell office:value-type="float" office:value="118" table:style-name="ce172">
            <text:p><text:s text:c="3"/>118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114" table:style-name="ce177">
            <text:p><text:s text:c="3"/>114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22" table:style-name="ce173">
            <text:p><text:s text:c="3"/>122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嘉義市</text:p>
          </table:table-cell>
          <table:table-cell office:value-type="string" table:style-name="ce169">
            <text:p>男</text:p>
          </table:table-cell>
          <table:table-cell office:value-type="float" office:value="58" table:style-name="ce176">
            <text:p><text:s text:c="3"/>58</text:p>
          </table:table-cell>
          <table:table-cell office:value-type="float" office:value="57" table:style-name="ce176">
            <text:p><text:s text:c="3"/>5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56" table:style-name="ce177">
            <text:p><text:s text:c="3"/>56</text:p>
          </table:table-cell>
          <table:table-cell office:value-type="float" office:value="0" table:style-name="ce176">
            <text:p>—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8" table:style-name="ce177">
            <text:p><text:s text:c="3"/>58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65" table:style-name="ce179">
            <text:p><text:s text:c="3"/>65</text:p>
          </table:table-cell>
          <table:table-cell office:value-type="float" office:value="61" table:style-name="ce176">
            <text:p><text:s text:c="3"/>61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0" table:style-name="ce179">
            <text:p>—</text:p>
          </table:table-cell>
          <table:table-cell office:value-type="float" office:value="58" table:style-name="ce180">
            <text:p><text:s text:c="3"/>58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46">
            <text:p>計</text:p>
          </table:table-cell>
          <table:table-cell office:value-type="float" office:value="122" table:style-name="ce147">
            <text:p><text:s text:c="3"/>122</text:p>
          </table:table-cell>
          <table:table-cell office:value-type="float" office:value="119" table:style-name="ce147">
            <text:p><text:s text:c="3"/>11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21" table:style-name="ce148">
            <text:p><text:s text:c="3"/>12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福建省</text:p>
          </table:table-cell>
          <table:table-cell office:value-type="string" table:style-name="ce151">
            <text:p>男</text:p>
          </table:table-cell>
          <table:table-cell office:value-type="float" office:value="59" table:style-name="ce152">
            <text:p><text:s text:c="3"/>59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56" table:style-name="ce153">
            <text:p><text:s text:c="3"/>5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58" table:style-name="ce153">
            <text:p><text:s text:c="3"/>5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56">
            <text:p>女</text:p>
          </table:table-cell>
          <table:table-cell office:value-type="float" office:value="63" table:style-name="ce157">
            <text:p><text:s text:c="3"/>63</text:p>
          </table:table-cell>
          <table:table-cell office:value-type="float" office:value="62" table:style-name="ce152">
            <text:p><text:s text:c="3"/>62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3" table:style-name="ce157">
            <text:p><text:s text:c="3"/>3</text:p>
          </table:table-cell>
          <table:table-cell office:value-type="float" office:value="0" table:style-name="ce163">
            <text:p>—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12" table:style-name="ce172">
            <text:p><text:s text:c="3"/>112</text:p>
          </table:table-cell>
          <table:table-cell office:value-type="float" office:value="110" table:style-name="ce172">
            <text:p><text:s text:c="3"/>110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0" table:style-name="ce172">
            <text:p>—</text:p>
          </table:table-cell>
          <table:table-cell office:value-type="float" office:value="107" table:style-name="ce177">
            <text:p><text:s text:c="3"/>107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11" table:style-name="ce173">
            <text:p><text:s text:c="3"/>111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金門縣</text:p>
          </table:table-cell>
          <table:table-cell office:value-type="string" table:style-name="ce169">
            <text:p>男</text:p>
          </table:table-cell>
          <table:table-cell office:value-type="float" office:value="54" table:style-name="ce176">
            <text:p><text:s text:c="3"/>54</text:p>
          </table:table-cell>
          <table:table-cell office:value-type="float" office:value="53" table:style-name="ce176">
            <text:p><text:s text:c="3"/>53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3" table:style-name="ce177">
            <text:p><text:s text:c="3"/>53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8" table:style-name="ce179">
            <text:p><text:s text:c="3"/>58</text:p>
          </table:table-cell>
          <table:table-cell office:value-type="float" office:value="57" table:style-name="ce176">
            <text:p><text:s text:c="3"/>57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0" table:style-name="ce181">
            <text:p>—</text:p>
          </table:table-cell>
          <table:table-cell office:value-type="float" office:value="58" table:style-name="ce180">
            <text:p><text:s text:c="3"/>58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2">
            <text:p>—</text:p>
          </table:table-cell>
          <table:table-cell office:value-type="float" office:value="9" table:style-name="ce177">
            <text:p><text:s text:c="3"/>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0" table:style-name="ce173">
            <text:p><text:s text:c="3"/>10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連江縣</text:p>
          </table:table-cell>
          <table:table-cell office:value-type="string" table:style-name="ce169">
            <text:p>男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0">
            <text:p>女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28"/>
          <table:table-cell table:number-columns-repeated="4" table:style-name="ce20"/>
          <table:table-cell table:style-name="ce184"/>
          <table:table-cell table:number-columns-repeated="2" table:style-name="ce185"/>
          <table:table-cell table:number-columns-repeated="3" table:style-name="ce20"/>
          <table:table-cell office:value-type="string" table:style-name="ce186">
            <text:p>內政部戶政司 民國108年12月9日編製</text:p>
          </table:table-cell>
          <table:table-cell table:number-columns-repeated="16372"/>
        </table:table-row>
        <table:table-row table:style-name="ro9">
          <table:table-cell table:style-name="ce187"/>
          <table:table-cell table:style-name="ce20"/>
          <table:table-cell table:style-name="ce188"/>
          <table:table-cell table:number-columns-repeated="16381" table:style-name="ce20"/>
        </table:table-row>
        <table:table-row table:style-name="ro9">
          <table:table-cell table:style-name="ce189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袖0/01--速（月）報/5.速(月)報套印/各月(03以外).xlsx'#新02性比例等-年月別" table:style-name="ta3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3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3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3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3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3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3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3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3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3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3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3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3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3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3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3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53:02Z</meta:creation-date>
    <dc:date>2019-12-04T10:55:47Z</dc:date>
  </office:meta>
</office:document-meta>
</file>